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32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1.549cm"/>
    </style:style>
    <style:style style:name="co13" style:family="table-column">
      <style:table-column-properties fo:break-before="auto" style:column-width="2.245cm"/>
    </style:style>
    <style:style style:name="co14" style:family="table-column">
      <style:table-column-properties fo:break-before="auto" style:column-width="2.604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0.979cm"/>
    </style:style>
    <style:style style:name="co17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Default" style:data-style-name="N1"/>
    <style:style style:name="ce14" style:family="table-cell" style:parent-style-name="Default" style:data-style-name="N3">
      <style:table-cell-properties style:text-align-source="value-type" style:repeat-content="false"/>
      <style:paragraph-properties fo:margin-left="0cm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">
      <style:text-properties fo:font-size="13pt" fo:font-weight="bold" style:font-size-asian="13pt" style:font-weight-asian="bold" style:font-size-complex="13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ndy200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ville</text:p>
          </table:table-cell>
          <table:table-cell table:style-name="Default" office:value-type="string" calcext:value-type="string">
            <text:p>bv</text:p>
          </table:table-cell>
          <table:table-cell office:value-type="string" calcext:value-type="string">
            <text:p>inscrits</text:p>
          </table:table-cell>
          <table:table-cell office:value-type="string" calcext:value-type="string">
            <text:p>votants</text:p>
          </table:table-cell>
          <table:table-cell office:value-type="string" calcext:value-type="string">
            <text:p>exprime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quiv bv</text:p>
          </table:table-cell>
          <table:table-cell office:value-type="string" calcext:value-type="string">
            <text:p>equiv nom</text:p>
          </table:table-cell>
        </table:table-row>
        <table:table-row table:style-name="ro1">
          <table:table-cell office:value-type="string" calcext:value-type="string">
            <text:p>9740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EGRET</text:p>
          </table:table-cell>
          <table:table-cell office:value-type="float" office:value="18" calcext:value-type="float">
            <text:p>18</text:p>
          </table:table-cell>
          <table:table-cell table:formula="of:=VLOOKUP([.C2];bv;2)" office:value-type="string" office:string-value="centre" calcext:value-type="string">
            <text:p>centre</text:p>
          </table:table-cell>
          <table:table-cell table:formula="of:=VLOOKUP([.G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09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LEPAGE</text:p>
          </table:table-cell>
          <table:table-cell office:value-type="float" office:value="18" calcext:value-type="float">
            <text:p>18</text:p>
          </table:table-cell>
          <table:table-cell table:formula="of:=VLOOKUP([.C3];bv;2)" office:value-type="string" office:string-value="centre" calcext:value-type="string">
            <text:p>centre</text:p>
          </table:table-cell>
          <table:table-cell table:formula="of:=VLOOKUP([.G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09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GLUCKSTEIN</text:p>
          </table:table-cell>
          <table:table-cell office:value-type="float" office:value="1" calcext:value-type="float">
            <text:p>1</text:p>
          </table:table-cell>
          <table:table-cell table:formula="of:=VLOOKUP([.C4];bv;2)" office:value-type="string" office:string-value="centre" calcext:value-type="string">
            <text:p>centre</text:p>
          </table:table-cell>
          <table:table-cell table:formula="of:=VLOOKUP([.G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0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BAYROU</text:p>
          </table:table-cell>
          <table:table-cell office:value-type="float" office:value="60" calcext:value-type="float">
            <text:p>60</text:p>
          </table:table-cell>
          <table:table-cell table:formula="of:=VLOOKUP([.C5];bv;2)" office:value-type="string" office:string-value="centre" calcext:value-type="string">
            <text:p>centre</text:p>
          </table:table-cell>
          <table:table-cell table:formula="of:=VLOOKUP([.G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0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HIRAC</text:p>
          </table:table-cell>
          <table:table-cell office:value-type="float" office:value="143" calcext:value-type="float">
            <text:p>143</text:p>
          </table:table-cell>
          <table:table-cell table:formula="of:=VLOOKUP([.C6];bv;2)" office:value-type="string" office:string-value="centre" calcext:value-type="string">
            <text:p>centre</text:p>
          </table:table-cell>
          <table:table-cell table:formula="of:=VLOOKUP([.G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0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LE PEN</text:p>
          </table:table-cell>
          <table:table-cell office:value-type="float" office:value="148" calcext:value-type="float">
            <text:p>148</text:p>
          </table:table-cell>
          <table:table-cell table:formula="of:=VLOOKUP([.C7];bv;2)" office:value-type="string" office:string-value="centre" calcext:value-type="string">
            <text:p>centre</text:p>
          </table:table-cell>
          <table:table-cell table:formula="of:=VLOOKUP([.G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0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TAUBIRA</text:p>
          </table:table-cell>
          <table:table-cell office:value-type="float" office:value="39" calcext:value-type="float">
            <text:p>39</text:p>
          </table:table-cell>
          <table:table-cell table:formula="of:=VLOOKUP([.C8];bv;2)" office:value-type="string" office:string-value="centre" calcext:value-type="string">
            <text:p>centre</text:p>
          </table:table-cell>
          <table:table-cell table:formula="of:=VLOOKUP([.G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0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AINT-JOSSE</text:p>
          </table:table-cell>
          <table:table-cell office:value-type="float" office:value="8" calcext:value-type="float">
            <text:p>8</text:p>
          </table:table-cell>
          <table:table-cell table:formula="of:=VLOOKUP([.C9];bv;2)" office:value-type="string" office:string-value="centre" calcext:value-type="string">
            <text:p>centre</text:p>
          </table:table-cell>
          <table:table-cell table:formula="of:=VLOOKUP([.G9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0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AMERE</text:p>
          </table:table-cell>
          <table:table-cell office:value-type="float" office:value="56" calcext:value-type="float">
            <text:p>56</text:p>
          </table:table-cell>
          <table:table-cell table:formula="of:=VLOOKUP([.C10];bv;2)" office:value-type="string" office:string-value="centre" calcext:value-type="string">
            <text:p>centre</text:p>
          </table:table-cell>
          <table:table-cell table:formula="of:=VLOOKUP([.G1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0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JOSPIN</text:p>
          </table:table-cell>
          <table:table-cell office:value-type="float" office:value="147" calcext:value-type="float">
            <text:p>147</text:p>
          </table:table-cell>
          <table:table-cell table:formula="of:=VLOOKUP([.C11];bv;2)" office:value-type="string" office:string-value="centre" calcext:value-type="string">
            <text:p>centre</text:p>
          </table:table-cell>
          <table:table-cell table:formula="of:=VLOOKUP([.G1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0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BOUTIN</text:p>
          </table:table-cell>
          <table:table-cell office:value-type="float" office:value="8" calcext:value-type="float">
            <text:p>8</text:p>
          </table:table-cell>
          <table:table-cell table:formula="of:=VLOOKUP([.C12];bv;2)" office:value-type="string" office:string-value="centre" calcext:value-type="string">
            <text:p>centre</text:p>
          </table:table-cell>
          <table:table-cell table:formula="of:=VLOOKUP([.G1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0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HUE</text:p>
          </table:table-cell>
          <table:table-cell office:value-type="float" office:value="35" calcext:value-type="float">
            <text:p>35</text:p>
          </table:table-cell>
          <table:table-cell table:formula="of:=VLOOKUP([.C13];bv;2)" office:value-type="string" office:string-value="centre" calcext:value-type="string">
            <text:p>centre</text:p>
          </table:table-cell>
          <table:table-cell table:formula="of:=VLOOKUP([.G1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0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HEVENEMENT</text:p>
          </table:table-cell>
          <table:table-cell office:value-type="float" office:value="54" calcext:value-type="float">
            <text:p>54</text:p>
          </table:table-cell>
          <table:table-cell table:formula="of:=VLOOKUP([.C14];bv;2)" office:value-type="string" office:string-value="centre" calcext:value-type="string">
            <text:p>centre</text:p>
          </table:table-cell>
          <table:table-cell table:formula="of:=VLOOKUP([.G1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0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ADELIN</text:p>
          </table:table-cell>
          <table:table-cell office:value-type="float" office:value="27" calcext:value-type="float">
            <text:p>27</text:p>
          </table:table-cell>
          <table:table-cell table:formula="of:=VLOOKUP([.C15];bv;2)" office:value-type="string" office:string-value="centre" calcext:value-type="string">
            <text:p>centre</text:p>
          </table:table-cell>
          <table:table-cell table:formula="of:=VLOOKUP([.G1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LAGUILLER</text:p>
          </table:table-cell>
          <table:table-cell office:value-type="float" office:value="56" calcext:value-type="float">
            <text:p>56</text:p>
          </table:table-cell>
          <table:table-cell table:formula="of:=VLOOKUP([.C16];bv;2)" office:value-type="string" office:string-value="centre" calcext:value-type="string">
            <text:p>centre</text:p>
          </table:table-cell>
          <table:table-cell table:formula="of:=VLOOKUP([.G1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1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BESANCENOT</text:p>
          </table:table-cell>
          <table:table-cell office:value-type="float" office:value="32" calcext:value-type="float">
            <text:p>32</text:p>
          </table:table-cell>
          <table:table-cell table:formula="of:=VLOOKUP([.C17];bv;2)" office:value-type="string" office:string-value="centre" calcext:value-type="string">
            <text:p>centre</text:p>
          </table:table-cell>
          <table:table-cell table:formula="of:=VLOOKUP([.G1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1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300" calcext:value-type="float">
            <text:p>1300</text:p>
          </table:table-cell>
          <table:table-cell office:value-type="float" office:value="1017" calcext:value-type="float">
            <text:p>1017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CHIRAC</text:p>
          </table:table-cell>
          <table:table-cell office:value-type="float" office:value="800" calcext:value-type="float">
            <text:p>800</text:p>
          </table:table-cell>
          <table:table-cell table:formula="of:=VLOOKUP([.C18];bv;2)" office:value-type="string" office:string-value="centre" calcext:value-type="string">
            <text:p>centre</text:p>
          </table:table-cell>
          <table:table-cell table:formula="of:=VLOOKUP([.G1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300" calcext:value-type="float">
            <text:p>1300</text:p>
          </table:table-cell>
          <table:table-cell office:value-type="float" office:value="1017" calcext:value-type="float">
            <text:p>1017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LE PEN</text:p>
          </table:table-cell>
          <table:table-cell office:value-type="float" office:value="167" calcext:value-type="float">
            <text:p>167</text:p>
          </table:table-cell>
          <table:table-cell table:formula="of:=VLOOKUP([.C19];bv;2)" office:value-type="string" office:string-value="centre" calcext:value-type="string">
            <text:p>centre</text:p>
          </table:table-cell>
          <table:table-cell table:formula="of:=VLOOKUP([.G1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EGRET</text:p>
          </table:table-cell>
          <table:table-cell office:value-type="float" office:value="38" calcext:value-type="float">
            <text:p>38</text:p>
          </table:table-cell>
          <table:table-cell table:formula="of:=VLOOKUP([.C20];bv;2)" office:value-type="string" office:string-value="centre" calcext:value-type="string">
            <text:p>centre</text:p>
          </table:table-cell>
          <table:table-cell table:formula="of:=VLOOKUP([.G2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1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LEPAGE</text:p>
          </table:table-cell>
          <table:table-cell office:value-type="float" office:value="15" calcext:value-type="float">
            <text:p>15</text:p>
          </table:table-cell>
          <table:table-cell table:formula="of:=VLOOKUP([.C21];bv;2)" office:value-type="string" office:string-value="centre" calcext:value-type="string">
            <text:p>centre</text:p>
          </table:table-cell>
          <table:table-cell table:formula="of:=VLOOKUP([.G2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1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GLUCKSTEIN</text:p>
          </table:table-cell>
          <table:table-cell office:value-type="float" office:value="7" calcext:value-type="float">
            <text:p>7</text:p>
          </table:table-cell>
          <table:table-cell table:formula="of:=VLOOKUP([.C22];bv;2)" office:value-type="string" office:string-value="centre" calcext:value-type="string">
            <text:p>centre</text:p>
          </table:table-cell>
          <table:table-cell table:formula="of:=VLOOKUP([.G2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1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AYROU</text:p>
          </table:table-cell>
          <table:table-cell office:value-type="float" office:value="75" calcext:value-type="float">
            <text:p>75</text:p>
          </table:table-cell>
          <table:table-cell table:formula="of:=VLOOKUP([.C23];bv;2)" office:value-type="string" office:string-value="centre" calcext:value-type="string">
            <text:p>centre</text:p>
          </table:table-cell>
          <table:table-cell table:formula="of:=VLOOKUP([.G2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HIRAC</text:p>
          </table:table-cell>
          <table:table-cell office:value-type="float" office:value="178" calcext:value-type="float">
            <text:p>178</text:p>
          </table:table-cell>
          <table:table-cell table:formula="of:=VLOOKUP([.C24];bv;2)" office:value-type="string" office:string-value="centre" calcext:value-type="string">
            <text:p>centre</text:p>
          </table:table-cell>
          <table:table-cell table:formula="of:=VLOOKUP([.G2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LE PEN</text:p>
          </table:table-cell>
          <table:table-cell office:value-type="float" office:value="178" calcext:value-type="float">
            <text:p>178</text:p>
          </table:table-cell>
          <table:table-cell table:formula="of:=VLOOKUP([.C25];bv;2)" office:value-type="string" office:string-value="centre" calcext:value-type="string">
            <text:p>centre</text:p>
          </table:table-cell>
          <table:table-cell table:formula="of:=VLOOKUP([.G2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AUBIRA</text:p>
          </table:table-cell>
          <table:table-cell office:value-type="float" office:value="29" calcext:value-type="float">
            <text:p>29</text:p>
          </table:table-cell>
          <table:table-cell table:formula="of:=VLOOKUP([.C26];bv;2)" office:value-type="string" office:string-value="centre" calcext:value-type="string">
            <text:p>centre</text:p>
          </table:table-cell>
          <table:table-cell table:formula="of:=VLOOKUP([.G2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AINT-JOSSE</text:p>
          </table:table-cell>
          <table:table-cell office:value-type="float" office:value="8" calcext:value-type="float">
            <text:p>8</text:p>
          </table:table-cell>
          <table:table-cell table:formula="of:=VLOOKUP([.C27];bv;2)" office:value-type="string" office:string-value="centre" calcext:value-type="string">
            <text:p>centre</text:p>
          </table:table-cell>
          <table:table-cell table:formula="of:=VLOOKUP([.G27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2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AMERE</text:p>
          </table:table-cell>
          <table:table-cell office:value-type="float" office:value="60" calcext:value-type="float">
            <text:p>60</text:p>
          </table:table-cell>
          <table:table-cell table:formula="of:=VLOOKUP([.C28];bv;2)" office:value-type="string" office:string-value="centre" calcext:value-type="string">
            <text:p>centre</text:p>
          </table:table-cell>
          <table:table-cell table:formula="of:=VLOOKUP([.G2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2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JOSPIN</text:p>
          </table:table-cell>
          <table:table-cell office:value-type="float" office:value="203" calcext:value-type="float">
            <text:p>203</text:p>
          </table:table-cell>
          <table:table-cell table:formula="of:=VLOOKUP([.C29];bv;2)" office:value-type="string" office:string-value="centre" calcext:value-type="string">
            <text:p>centre</text:p>
          </table:table-cell>
          <table:table-cell table:formula="of:=VLOOKUP([.G2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2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OUTIN</text:p>
          </table:table-cell>
          <table:table-cell office:value-type="float" office:value="9" calcext:value-type="float">
            <text:p>9</text:p>
          </table:table-cell>
          <table:table-cell table:formula="of:=VLOOKUP([.C30];bv;2)" office:value-type="string" office:string-value="centre" calcext:value-type="string">
            <text:p>centre</text:p>
          </table:table-cell>
          <table:table-cell table:formula="of:=VLOOKUP([.G3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2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HUE</text:p>
          </table:table-cell>
          <table:table-cell office:value-type="float" office:value="19" calcext:value-type="float">
            <text:p>19</text:p>
          </table:table-cell>
          <table:table-cell table:formula="of:=VLOOKUP([.C31];bv;2)" office:value-type="string" office:string-value="centre" calcext:value-type="string">
            <text:p>centre</text:p>
          </table:table-cell>
          <table:table-cell table:formula="of:=VLOOKUP([.G3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2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HEVENEMENT</text:p>
          </table:table-cell>
          <table:table-cell office:value-type="float" office:value="71" calcext:value-type="float">
            <text:p>71</text:p>
          </table:table-cell>
          <table:table-cell table:formula="of:=VLOOKUP([.C32];bv;2)" office:value-type="string" office:string-value="centre" calcext:value-type="string">
            <text:p>centre</text:p>
          </table:table-cell>
          <table:table-cell table:formula="of:=VLOOKUP([.G3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2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ADELIN</text:p>
          </table:table-cell>
          <table:table-cell office:value-type="float" office:value="44" calcext:value-type="float">
            <text:p>44</text:p>
          </table:table-cell>
          <table:table-cell table:formula="of:=VLOOKUP([.C33];bv;2)" office:value-type="string" office:string-value="centre" calcext:value-type="string">
            <text:p>centre</text:p>
          </table:table-cell>
          <table:table-cell table:formula="of:=VLOOKUP([.G3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2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LAGUILLER</text:p>
          </table:table-cell>
          <table:table-cell office:value-type="float" office:value="63" calcext:value-type="float">
            <text:p>63</text:p>
          </table:table-cell>
          <table:table-cell table:formula="of:=VLOOKUP([.C34];bv;2)" office:value-type="string" office:string-value="centre" calcext:value-type="string">
            <text:p>centre</text:p>
          </table:table-cell>
          <table:table-cell table:formula="of:=VLOOKUP([.G3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2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ESANCENOT</text:p>
          </table:table-cell>
          <table:table-cell office:value-type="float" office:value="34" calcext:value-type="float">
            <text:p>34</text:p>
          </table:table-cell>
          <table:table-cell table:formula="of:=VLOOKUP([.C35];bv;2)" office:value-type="string" office:string-value="centre" calcext:value-type="string">
            <text:p>centre</text:p>
          </table:table-cell>
          <table:table-cell table:formula="of:=VLOOKUP([.G3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227" calcext:value-type="float">
            <text:p>1227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HIRAC</text:p>
          </table:table-cell>
          <table:table-cell office:value-type="float" office:value="958" calcext:value-type="float">
            <text:p>958</text:p>
          </table:table-cell>
          <table:table-cell table:formula="of:=VLOOKUP([.C36];bv;2)" office:value-type="string" office:string-value="centre" calcext:value-type="string">
            <text:p>centre</text:p>
          </table:table-cell>
          <table:table-cell table:formula="of:=VLOOKUP([.G3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227" calcext:value-type="float">
            <text:p>1227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LE PEN</text:p>
          </table:table-cell>
          <table:table-cell office:value-type="float" office:value="209" calcext:value-type="float">
            <text:p>209</text:p>
          </table:table-cell>
          <table:table-cell table:formula="of:=VLOOKUP([.C37];bv;2)" office:value-type="string" office:string-value="centre" calcext:value-type="string">
            <text:p>centre</text:p>
          </table:table-cell>
          <table:table-cell table:formula="of:=VLOOKUP([.G3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2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MEGRET</text:p>
          </table:table-cell>
          <table:table-cell office:value-type="float" office:value="12" calcext:value-type="float">
            <text:p>12</text:p>
          </table:table-cell>
          <table:table-cell table:formula="of:=VLOOKUP([.C38];bv;2)" office:value-type="string" office:string-value="centre" calcext:value-type="string">
            <text:p>centre</text:p>
          </table:table-cell>
          <table:table-cell table:formula="of:=VLOOKUP([.G3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2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LEPAGE</text:p>
          </table:table-cell>
          <table:table-cell office:value-type="float" office:value="8" calcext:value-type="float">
            <text:p>8</text:p>
          </table:table-cell>
          <table:table-cell table:formula="of:=VLOOKUP([.C39];bv;2)" office:value-type="string" office:string-value="centre" calcext:value-type="string">
            <text:p>centre</text:p>
          </table:table-cell>
          <table:table-cell table:formula="of:=VLOOKUP([.G3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3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LUCKSTEIN</text:p>
          </table:table-cell>
          <table:table-cell office:value-type="float" office:value="2" calcext:value-type="float">
            <text:p>2</text:p>
          </table:table-cell>
          <table:table-cell table:formula="of:=VLOOKUP([.C40];bv;2)" office:value-type="string" office:string-value="centre" calcext:value-type="string">
            <text:p>centre</text:p>
          </table:table-cell>
          <table:table-cell table:formula="of:=VLOOKUP([.G4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3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BAYROU</text:p>
          </table:table-cell>
          <table:table-cell office:value-type="float" office:value="49" calcext:value-type="float">
            <text:p>49</text:p>
          </table:table-cell>
          <table:table-cell table:formula="of:=VLOOKUP([.C41];bv;2)" office:value-type="string" office:string-value="centre" calcext:value-type="string">
            <text:p>centre</text:p>
          </table:table-cell>
          <table:table-cell table:formula="of:=VLOOKUP([.G4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CHIRAC</text:p>
          </table:table-cell>
          <table:table-cell office:value-type="float" office:value="122" calcext:value-type="float">
            <text:p>122</text:p>
          </table:table-cell>
          <table:table-cell table:formula="of:=VLOOKUP([.C42];bv;2)" office:value-type="string" office:string-value="centre" calcext:value-type="string">
            <text:p>centre</text:p>
          </table:table-cell>
          <table:table-cell table:formula="of:=VLOOKUP([.G4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LE PEN</text:p>
          </table:table-cell>
          <table:table-cell office:value-type="float" office:value="129" calcext:value-type="float">
            <text:p>129</text:p>
          </table:table-cell>
          <table:table-cell table:formula="of:=VLOOKUP([.C43];bv;2)" office:value-type="string" office:string-value="centre" calcext:value-type="string">
            <text:p>centre</text:p>
          </table:table-cell>
          <table:table-cell table:formula="of:=VLOOKUP([.G4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TAUBIRA</text:p>
          </table:table-cell>
          <table:table-cell office:value-type="float" office:value="50" calcext:value-type="float">
            <text:p>50</text:p>
          </table:table-cell>
          <table:table-cell table:formula="of:=VLOOKUP([.C44];bv;2)" office:value-type="string" office:string-value="centre" calcext:value-type="string">
            <text:p>centre</text:p>
          </table:table-cell>
          <table:table-cell table:formula="of:=VLOOKUP([.G4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3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SAINT-JOSSE</text:p>
          </table:table-cell>
          <table:table-cell office:value-type="float" office:value="10" calcext:value-type="float">
            <text:p>10</text:p>
          </table:table-cell>
          <table:table-cell table:formula="of:=VLOOKUP([.C45];bv;2)" office:value-type="string" office:string-value="centre" calcext:value-type="string">
            <text:p>centre</text:p>
          </table:table-cell>
          <table:table-cell table:formula="of:=VLOOKUP([.G45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3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MAMERE</text:p>
          </table:table-cell>
          <table:table-cell office:value-type="float" office:value="64" calcext:value-type="float">
            <text:p>64</text:p>
          </table:table-cell>
          <table:table-cell table:formula="of:=VLOOKUP([.C46];bv;2)" office:value-type="string" office:string-value="centre" calcext:value-type="string">
            <text:p>centre</text:p>
          </table:table-cell>
          <table:table-cell table:formula="of:=VLOOKUP([.G4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JOSPIN</text:p>
          </table:table-cell>
          <table:table-cell office:value-type="float" office:value="183" calcext:value-type="float">
            <text:p>183</text:p>
          </table:table-cell>
          <table:table-cell table:formula="of:=VLOOKUP([.C47];bv;2)" office:value-type="string" office:string-value="centre" calcext:value-type="string">
            <text:p>centre</text:p>
          </table:table-cell>
          <table:table-cell table:formula="of:=VLOOKUP([.G4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48];bv;2)" office:value-type="string" office:string-value="centre" calcext:value-type="string">
            <text:p>centre</text:p>
          </table:table-cell>
          <table:table-cell table:formula="of:=VLOOKUP([.G4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HUE</text:p>
          </table:table-cell>
          <table:table-cell office:value-type="float" office:value="29" calcext:value-type="float">
            <text:p>29</text:p>
          </table:table-cell>
          <table:table-cell table:formula="of:=VLOOKUP([.C49];bv;2)" office:value-type="string" office:string-value="centre" calcext:value-type="string">
            <text:p>centre</text:p>
          </table:table-cell>
          <table:table-cell table:formula="of:=VLOOKUP([.G4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4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CHEVENEMENT</text:p>
          </table:table-cell>
          <table:table-cell office:value-type="float" office:value="56" calcext:value-type="float">
            <text:p>56</text:p>
          </table:table-cell>
          <table:table-cell table:formula="of:=VLOOKUP([.C50];bv;2)" office:value-type="string" office:string-value="centre" calcext:value-type="string">
            <text:p>centre</text:p>
          </table:table-cell>
          <table:table-cell table:formula="of:=VLOOKUP([.G5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4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MADELIN</text:p>
          </table:table-cell>
          <table:table-cell office:value-type="float" office:value="56" calcext:value-type="float">
            <text:p>56</text:p>
          </table:table-cell>
          <table:table-cell table:formula="of:=VLOOKUP([.C51];bv;2)" office:value-type="string" office:string-value="centre" calcext:value-type="string">
            <text:p>centre</text:p>
          </table:table-cell>
          <table:table-cell table:formula="of:=VLOOKUP([.G5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4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LAGUILLER</text:p>
          </table:table-cell>
          <table:table-cell office:value-type="float" office:value="55" calcext:value-type="float">
            <text:p>55</text:p>
          </table:table-cell>
          <table:table-cell table:formula="of:=VLOOKUP([.C52];bv;2)" office:value-type="string" office:string-value="centre" calcext:value-type="string">
            <text:p>centre</text:p>
          </table:table-cell>
          <table:table-cell table:formula="of:=VLOOKUP([.G5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4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BESANCENOT</text:p>
          </table:table-cell>
          <table:table-cell office:value-type="float" office:value="35" calcext:value-type="float">
            <text:p>35</text:p>
          </table:table-cell>
          <table:table-cell table:formula="of:=VLOOKUP([.C53];bv;2)" office:value-type="string" office:string-value="centre" calcext:value-type="string">
            <text:p>centre</text:p>
          </table:table-cell>
          <table:table-cell table:formula="of:=VLOOKUP([.G5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4" calcext:value-type="float">
            <text:p>1314</text:p>
          </table:table-cell>
          <table:table-cell office:value-type="float" office:value="1052" calcext:value-type="float">
            <text:p>105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CHIRAC</text:p>
          </table:table-cell>
          <table:table-cell office:value-type="float" office:value="848" calcext:value-type="float">
            <text:p>848</text:p>
          </table:table-cell>
          <table:table-cell table:formula="of:=VLOOKUP([.C54];bv;2)" office:value-type="string" office:string-value="centre" calcext:value-type="string">
            <text:p>centre</text:p>
          </table:table-cell>
          <table:table-cell table:formula="of:=VLOOKUP([.G5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4" calcext:value-type="float">
            <text:p>1314</text:p>
          </table:table-cell>
          <table:table-cell office:value-type="float" office:value="1052" calcext:value-type="float">
            <text:p>105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 PEN</text:p>
          </table:table-cell>
          <table:table-cell office:value-type="float" office:value="164" calcext:value-type="float">
            <text:p>164</text:p>
          </table:table-cell>
          <table:table-cell table:formula="of:=VLOOKUP([.C55];bv;2)" office:value-type="string" office:string-value="centre" calcext:value-type="string">
            <text:p>centre</text:p>
          </table:table-cell>
          <table:table-cell table:formula="of:=VLOOKUP([.G5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4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MEGRET</text:p>
          </table:table-cell>
          <table:table-cell office:value-type="float" office:value="24" calcext:value-type="float">
            <text:p>24</text:p>
          </table:table-cell>
          <table:table-cell table:formula="of:=VLOOKUP([.C56];bv;2)" office:value-type="string" office:string-value="centre" calcext:value-type="string">
            <text:p>centre</text:p>
          </table:table-cell>
          <table:table-cell table:formula="of:=VLOOKUP([.G5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4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EPAGE</text:p>
          </table:table-cell>
          <table:table-cell office:value-type="float" office:value="10" calcext:value-type="float">
            <text:p>10</text:p>
          </table:table-cell>
          <table:table-cell table:formula="of:=VLOOKUP([.C57];bv;2)" office:value-type="string" office:string-value="centre" calcext:value-type="string">
            <text:p>centre</text:p>
          </table:table-cell>
          <table:table-cell table:formula="of:=VLOOKUP([.G5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4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GLUCKSTEIN</text:p>
          </table:table-cell>
          <table:table-cell office:value-type="float" office:value="3" calcext:value-type="float">
            <text:p>3</text:p>
          </table:table-cell>
          <table:table-cell table:formula="of:=VLOOKUP([.C58];bv;2)" office:value-type="string" office:string-value="centre" calcext:value-type="string">
            <text:p>centre</text:p>
          </table:table-cell>
          <table:table-cell table:formula="of:=VLOOKUP([.G5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4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BAYROU</text:p>
          </table:table-cell>
          <table:table-cell office:value-type="float" office:value="32" calcext:value-type="float">
            <text:p>32</text:p>
          </table:table-cell>
          <table:table-cell table:formula="of:=VLOOKUP([.C59];bv;2)" office:value-type="string" office:string-value="centre" calcext:value-type="string">
            <text:p>centre</text:p>
          </table:table-cell>
          <table:table-cell table:formula="of:=VLOOKUP([.G5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4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CHIRAC</text:p>
          </table:table-cell>
          <table:table-cell office:value-type="float" office:value="131" calcext:value-type="float">
            <text:p>131</text:p>
          </table:table-cell>
          <table:table-cell table:formula="of:=VLOOKUP([.C60];bv;2)" office:value-type="string" office:string-value="centre" calcext:value-type="string">
            <text:p>centre</text:p>
          </table:table-cell>
          <table:table-cell table:formula="of:=VLOOKUP([.G6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4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E PEN</text:p>
          </table:table-cell>
          <table:table-cell office:value-type="float" office:value="110" calcext:value-type="float">
            <text:p>110</text:p>
          </table:table-cell>
          <table:table-cell table:formula="of:=VLOOKUP([.C61];bv;2)" office:value-type="string" office:string-value="centre" calcext:value-type="string">
            <text:p>centre</text:p>
          </table:table-cell>
          <table:table-cell table:formula="of:=VLOOKUP([.G6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5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TAUBIRA</text:p>
          </table:table-cell>
          <table:table-cell office:value-type="float" office:value="87" calcext:value-type="float">
            <text:p>87</text:p>
          </table:table-cell>
          <table:table-cell table:formula="of:=VLOOKUP([.C62];bv;2)" office:value-type="string" office:string-value="centre" calcext:value-type="string">
            <text:p>centre</text:p>
          </table:table-cell>
          <table:table-cell table:formula="of:=VLOOKUP([.G6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5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SAINT-JOSSE</text:p>
          </table:table-cell>
          <table:table-cell office:value-type="float" office:value="7" calcext:value-type="float">
            <text:p>7</text:p>
          </table:table-cell>
          <table:table-cell table:formula="of:=VLOOKUP([.C63];bv;2)" office:value-type="string" office:string-value="centre" calcext:value-type="string">
            <text:p>centre</text:p>
          </table:table-cell>
          <table:table-cell table:formula="of:=VLOOKUP([.G63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5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MAMERE</text:p>
          </table:table-cell>
          <table:table-cell office:value-type="float" office:value="51" calcext:value-type="float">
            <text:p>51</text:p>
          </table:table-cell>
          <table:table-cell table:formula="of:=VLOOKUP([.C64];bv;2)" office:value-type="string" office:string-value="centre" calcext:value-type="string">
            <text:p>centre</text:p>
          </table:table-cell>
          <table:table-cell table:formula="of:=VLOOKUP([.G6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JOSPIN</text:p>
          </table:table-cell>
          <table:table-cell office:value-type="float" office:value="234" calcext:value-type="float">
            <text:p>234</text:p>
          </table:table-cell>
          <table:table-cell table:formula="of:=VLOOKUP([.C65];bv;2)" office:value-type="string" office:string-value="centre" calcext:value-type="string">
            <text:p>centre</text:p>
          </table:table-cell>
          <table:table-cell table:formula="of:=VLOOKUP([.G6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5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BOUTIN</text:p>
          </table:table-cell>
          <table:table-cell office:value-type="float" office:value="12" calcext:value-type="float">
            <text:p>12</text:p>
          </table:table-cell>
          <table:table-cell table:formula="of:=VLOOKUP([.C66];bv;2)" office:value-type="string" office:string-value="centre" calcext:value-type="string">
            <text:p>centre</text:p>
          </table:table-cell>
          <table:table-cell table:formula="of:=VLOOKUP([.G6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5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HUE</text:p>
          </table:table-cell>
          <table:table-cell office:value-type="float" office:value="41" calcext:value-type="float">
            <text:p>41</text:p>
          </table:table-cell>
          <table:table-cell table:formula="of:=VLOOKUP([.C67];bv;2)" office:value-type="string" office:string-value="centre" calcext:value-type="string">
            <text:p>centre</text:p>
          </table:table-cell>
          <table:table-cell table:formula="of:=VLOOKUP([.G6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5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CHEVENEMENT</text:p>
          </table:table-cell>
          <table:table-cell office:value-type="float" office:value="42" calcext:value-type="float">
            <text:p>42</text:p>
          </table:table-cell>
          <table:table-cell table:formula="of:=VLOOKUP([.C68];bv;2)" office:value-type="string" office:string-value="centre" calcext:value-type="string">
            <text:p>centre</text:p>
          </table:table-cell>
          <table:table-cell table:formula="of:=VLOOKUP([.G6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5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MADELIN</text:p>
          </table:table-cell>
          <table:table-cell office:value-type="float" office:value="23" calcext:value-type="float">
            <text:p>23</text:p>
          </table:table-cell>
          <table:table-cell table:formula="of:=VLOOKUP([.C69];bv;2)" office:value-type="string" office:string-value="centre" calcext:value-type="string">
            <text:p>centre</text:p>
          </table:table-cell>
          <table:table-cell table:formula="of:=VLOOKUP([.G6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5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AGUILLER</text:p>
          </table:table-cell>
          <table:table-cell office:value-type="float" office:value="60" calcext:value-type="float">
            <text:p>60</text:p>
          </table:table-cell>
          <table:table-cell table:formula="of:=VLOOKUP([.C70];bv;2)" office:value-type="string" office:string-value="centre" calcext:value-type="string">
            <text:p>centre</text:p>
          </table:table-cell>
          <table:table-cell table:formula="of:=VLOOKUP([.G7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BESANCENOT</text:p>
          </table:table-cell>
          <table:table-cell office:value-type="float" office:value="26" calcext:value-type="float">
            <text:p>26</text:p>
          </table:table-cell>
          <table:table-cell table:formula="of:=VLOOKUP([.C71];bv;2)" office:value-type="string" office:string-value="centre" calcext:value-type="string">
            <text:p>centre</text:p>
          </table:table-cell>
          <table:table-cell table:formula="of:=VLOOKUP([.G7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4" calcext:value-type="float">
            <text:p>1394</text:p>
          </table:table-cell>
          <table:table-cell office:value-type="float" office:value="1117" calcext:value-type="float">
            <text:p>111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HIRAC</text:p>
          </table:table-cell>
          <table:table-cell office:value-type="float" office:value="923" calcext:value-type="float">
            <text:p>923</text:p>
          </table:table-cell>
          <table:table-cell table:formula="of:=VLOOKUP([.C72];bv;2)" office:value-type="string" office:string-value="centre" calcext:value-type="string">
            <text:p>centre</text:p>
          </table:table-cell>
          <table:table-cell table:formula="of:=VLOOKUP([.G7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4" calcext:value-type="float">
            <text:p>1394</text:p>
          </table:table-cell>
          <table:table-cell office:value-type="float" office:value="1117" calcext:value-type="float">
            <text:p>111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LE PEN</text:p>
          </table:table-cell>
          <table:table-cell office:value-type="float" office:value="153" calcext:value-type="float">
            <text:p>153</text:p>
          </table:table-cell>
          <table:table-cell table:formula="of:=VLOOKUP([.C73];bv;2)" office:value-type="string" office:string-value="centre" calcext:value-type="string">
            <text:p>centre</text:p>
          </table:table-cell>
          <table:table-cell table:formula="of:=VLOOKUP([.G7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6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EGRET</text:p>
          </table:table-cell>
          <table:table-cell office:value-type="float" office:value="12" calcext:value-type="float">
            <text:p>12</text:p>
          </table:table-cell>
          <table:table-cell table:formula="of:=VLOOKUP([.C74];bv;2)" office:value-type="string" office:string-value="centre" calcext:value-type="string">
            <text:p>centre</text:p>
          </table:table-cell>
          <table:table-cell table:formula="of:=VLOOKUP([.G7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6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EPAGE</text:p>
          </table:table-cell>
          <table:table-cell office:value-type="float" office:value="3" calcext:value-type="float">
            <text:p>3</text:p>
          </table:table-cell>
          <table:table-cell table:formula="of:=VLOOKUP([.C75];bv;2)" office:value-type="string" office:string-value="centre" calcext:value-type="string">
            <text:p>centre</text:p>
          </table:table-cell>
          <table:table-cell table:formula="of:=VLOOKUP([.G7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6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GLUCKSTEIN</text:p>
          </table:table-cell>
          <table:table-cell office:value-type="float" office:value="4" calcext:value-type="float">
            <text:p>4</text:p>
          </table:table-cell>
          <table:table-cell table:formula="of:=VLOOKUP([.C76];bv;2)" office:value-type="string" office:string-value="centre" calcext:value-type="string">
            <text:p>centre</text:p>
          </table:table-cell>
          <table:table-cell table:formula="of:=VLOOKUP([.G7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6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AYROU</text:p>
          </table:table-cell>
          <table:table-cell office:value-type="float" office:value="12" calcext:value-type="float">
            <text:p>12</text:p>
          </table:table-cell>
          <table:table-cell table:formula="of:=VLOOKUP([.C77];bv;2)" office:value-type="string" office:string-value="centre" calcext:value-type="string">
            <text:p>centre</text:p>
          </table:table-cell>
          <table:table-cell table:formula="of:=VLOOKUP([.G7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6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HIRAC</text:p>
          </table:table-cell>
          <table:table-cell office:value-type="float" office:value="101" calcext:value-type="float">
            <text:p>101</text:p>
          </table:table-cell>
          <table:table-cell table:formula="of:=VLOOKUP([.C78];bv;2)" office:value-type="string" office:string-value="centre" calcext:value-type="string">
            <text:p>centre</text:p>
          </table:table-cell>
          <table:table-cell table:formula="of:=VLOOKUP([.G7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6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E PEN</text:p>
          </table:table-cell>
          <table:table-cell office:value-type="float" office:value="108" calcext:value-type="float">
            <text:p>108</text:p>
          </table:table-cell>
          <table:table-cell table:formula="of:=VLOOKUP([.C79];bv;2)" office:value-type="string" office:string-value="centre" calcext:value-type="string">
            <text:p>centre</text:p>
          </table:table-cell>
          <table:table-cell table:formula="of:=VLOOKUP([.G7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6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TAUBIRA</text:p>
          </table:table-cell>
          <table:table-cell office:value-type="float" office:value="75" calcext:value-type="float">
            <text:p>75</text:p>
          </table:table-cell>
          <table:table-cell table:formula="of:=VLOOKUP([.C80];bv;2)" office:value-type="string" office:string-value="centre" calcext:value-type="string">
            <text:p>centre</text:p>
          </table:table-cell>
          <table:table-cell table:formula="of:=VLOOKUP([.G8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6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AINT-JOSSE</text:p>
          </table:table-cell>
          <table:table-cell office:value-type="float" office:value="2" calcext:value-type="float">
            <text:p>2</text:p>
          </table:table-cell>
          <table:table-cell table:formula="of:=VLOOKUP([.C81];bv;2)" office:value-type="string" office:string-value="centre" calcext:value-type="string">
            <text:p>centre</text:p>
          </table:table-cell>
          <table:table-cell table:formula="of:=VLOOKUP([.G81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6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AMERE</text:p>
          </table:table-cell>
          <table:table-cell office:value-type="float" office:value="39" calcext:value-type="float">
            <text:p>39</text:p>
          </table:table-cell>
          <table:table-cell table:formula="of:=VLOOKUP([.C82];bv;2)" office:value-type="string" office:string-value="centre" calcext:value-type="string">
            <text:p>centre</text:p>
          </table:table-cell>
          <table:table-cell table:formula="of:=VLOOKUP([.G8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6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JOSPIN</text:p>
          </table:table-cell>
          <table:table-cell office:value-type="float" office:value="198" calcext:value-type="float">
            <text:p>198</text:p>
          </table:table-cell>
          <table:table-cell table:formula="of:=VLOOKUP([.C83];bv;2)" office:value-type="string" office:string-value="centre" calcext:value-type="string">
            <text:p>centre</text:p>
          </table:table-cell>
          <table:table-cell table:formula="of:=VLOOKUP([.G8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7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OUTIN</text:p>
          </table:table-cell>
          <table:table-cell office:value-type="float" office:value="6" calcext:value-type="float">
            <text:p>6</text:p>
          </table:table-cell>
          <table:table-cell table:formula="of:=VLOOKUP([.C84];bv;2)" office:value-type="string" office:string-value="centre" calcext:value-type="string">
            <text:p>centre</text:p>
          </table:table-cell>
          <table:table-cell table:formula="of:=VLOOKUP([.G8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7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HUE</text:p>
          </table:table-cell>
          <table:table-cell office:value-type="float" office:value="36" calcext:value-type="float">
            <text:p>36</text:p>
          </table:table-cell>
          <table:table-cell table:formula="of:=VLOOKUP([.C85];bv;2)" office:value-type="string" office:string-value="centre" calcext:value-type="string">
            <text:p>centre</text:p>
          </table:table-cell>
          <table:table-cell table:formula="of:=VLOOKUP([.G8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7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HEVENEMENT</text:p>
          </table:table-cell>
          <table:table-cell office:value-type="float" office:value="30" calcext:value-type="float">
            <text:p>30</text:p>
          </table:table-cell>
          <table:table-cell table:formula="of:=VLOOKUP([.C86];bv;2)" office:value-type="string" office:string-value="centre" calcext:value-type="string">
            <text:p>centre</text:p>
          </table:table-cell>
          <table:table-cell table:formula="of:=VLOOKUP([.G8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7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ADELIN</text:p>
          </table:table-cell>
          <table:table-cell office:value-type="float" office:value="8" calcext:value-type="float">
            <text:p>8</text:p>
          </table:table-cell>
          <table:table-cell table:formula="of:=VLOOKUP([.C87];bv;2)" office:value-type="string" office:string-value="centre" calcext:value-type="string">
            <text:p>centre</text:p>
          </table:table-cell>
          <table:table-cell table:formula="of:=VLOOKUP([.G8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7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AGUILLER</text:p>
          </table:table-cell>
          <table:table-cell office:value-type="float" office:value="41" calcext:value-type="float">
            <text:p>41</text:p>
          </table:table-cell>
          <table:table-cell table:formula="of:=VLOOKUP([.C88];bv;2)" office:value-type="string" office:string-value="centre" calcext:value-type="string">
            <text:p>centre</text:p>
          </table:table-cell>
          <table:table-cell table:formula="of:=VLOOKUP([.G8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7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ESANCENOT</text:p>
          </table:table-cell>
          <table:table-cell office:value-type="float" office:value="19" calcext:value-type="float">
            <text:p>19</text:p>
          </table:table-cell>
          <table:table-cell table:formula="of:=VLOOKUP([.C89];bv;2)" office:value-type="string" office:string-value="centre" calcext:value-type="string">
            <text:p>centre</text:p>
          </table:table-cell>
          <table:table-cell table:formula="of:=VLOOKUP([.G8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823" calcext:value-type="float">
            <text:p>823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HIRAC</text:p>
          </table:table-cell>
          <table:table-cell office:value-type="float" office:value="652" calcext:value-type="float">
            <text:p>652</text:p>
          </table:table-cell>
          <table:table-cell table:formula="of:=VLOOKUP([.C90];bv;2)" office:value-type="string" office:string-value="centre" calcext:value-type="string">
            <text:p>centre</text:p>
          </table:table-cell>
          <table:table-cell table:formula="of:=VLOOKUP([.G9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823" calcext:value-type="float">
            <text:p>823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E PEN</text:p>
          </table:table-cell>
          <table:table-cell office:value-type="float" office:value="141" calcext:value-type="float">
            <text:p>141</text:p>
          </table:table-cell>
          <table:table-cell table:formula="of:=VLOOKUP([.C91];bv;2)" office:value-type="string" office:string-value="centre" calcext:value-type="string">
            <text:p>centre</text:p>
          </table:table-cell>
          <table:table-cell table:formula="of:=VLOOKUP([.G9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7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EGRET</text:p>
          </table:table-cell>
          <table:table-cell office:value-type="float" office:value="16" calcext:value-type="float">
            <text:p>16</text:p>
          </table:table-cell>
          <table:table-cell table:formula="of:=VLOOKUP([.C92];bv;2)" office:value-type="string" office:string-value="nord" calcext:value-type="string">
            <text:p>nord</text:p>
          </table:table-cell>
          <table:table-cell table:formula="of:=VLOOKUP([.G9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7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LEPAGE</text:p>
          </table:table-cell>
          <table:table-cell office:value-type="float" office:value="11" calcext:value-type="float">
            <text:p>11</text:p>
          </table:table-cell>
          <table:table-cell table:formula="of:=VLOOKUP([.C93];bv;2)" office:value-type="string" office:string-value="nord" calcext:value-type="string">
            <text:p>nord</text:p>
          </table:table-cell>
          <table:table-cell table:formula="of:=VLOOKUP([.G9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7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GLUCKSTEIN</text:p>
          </table:table-cell>
          <table:table-cell office:value-type="float" office:value="0" calcext:value-type="float">
            <text:p>0</text:p>
          </table:table-cell>
          <table:table-cell table:formula="of:=VLOOKUP([.C94];bv;2)" office:value-type="string" office:string-value="nord" calcext:value-type="string">
            <text:p>nord</text:p>
          </table:table-cell>
          <table:table-cell table:formula="of:=VLOOKUP([.G9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BAYROU</text:p>
          </table:table-cell>
          <table:table-cell office:value-type="float" office:value="23" calcext:value-type="float">
            <text:p>23</text:p>
          </table:table-cell>
          <table:table-cell table:formula="of:=VLOOKUP([.C95];bv;2)" office:value-type="string" office:string-value="nord" calcext:value-type="string">
            <text:p>nord</text:p>
          </table:table-cell>
          <table:table-cell table:formula="of:=VLOOKUP([.G9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8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CHIRAC</text:p>
          </table:table-cell>
          <table:table-cell office:value-type="float" office:value="125" calcext:value-type="float">
            <text:p>125</text:p>
          </table:table-cell>
          <table:table-cell table:formula="of:=VLOOKUP([.C96];bv;2)" office:value-type="string" office:string-value="nord" calcext:value-type="string">
            <text:p>nord</text:p>
          </table:table-cell>
          <table:table-cell table:formula="of:=VLOOKUP([.G9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8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LE PEN</text:p>
          </table:table-cell>
          <table:table-cell office:value-type="float" office:value="132" calcext:value-type="float">
            <text:p>132</text:p>
          </table:table-cell>
          <table:table-cell table:formula="of:=VLOOKUP([.C97];bv;2)" office:value-type="string" office:string-value="nord" calcext:value-type="string">
            <text:p>nord</text:p>
          </table:table-cell>
          <table:table-cell table:formula="of:=VLOOKUP([.G9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8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TAUBIRA</text:p>
          </table:table-cell>
          <table:table-cell office:value-type="float" office:value="127" calcext:value-type="float">
            <text:p>127</text:p>
          </table:table-cell>
          <table:table-cell table:formula="of:=VLOOKUP([.C98];bv;2)" office:value-type="string" office:string-value="nord" calcext:value-type="string">
            <text:p>nord</text:p>
          </table:table-cell>
          <table:table-cell table:formula="of:=VLOOKUP([.G9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8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AINT-JOSSE</text:p>
          </table:table-cell>
          <table:table-cell office:value-type="float" office:value="5" calcext:value-type="float">
            <text:p>5</text:p>
          </table:table-cell>
          <table:table-cell table:formula="of:=VLOOKUP([.C99];bv;2)" office:value-type="string" office:string-value="nord" calcext:value-type="string">
            <text:p>nord</text:p>
          </table:table-cell>
          <table:table-cell table:formula="of:=VLOOKUP([.G99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8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AMERE</text:p>
          </table:table-cell>
          <table:table-cell office:value-type="float" office:value="53" calcext:value-type="float">
            <text:p>53</text:p>
          </table:table-cell>
          <table:table-cell table:formula="of:=VLOOKUP([.C100];bv;2)" office:value-type="string" office:string-value="nord" calcext:value-type="string">
            <text:p>nord</text:p>
          </table:table-cell>
          <table:table-cell table:formula="of:=VLOOKUP([.G10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8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JOSPIN</text:p>
          </table:table-cell>
          <table:table-cell office:value-type="float" office:value="205" calcext:value-type="float">
            <text:p>205</text:p>
          </table:table-cell>
          <table:table-cell table:formula="of:=VLOOKUP([.C101];bv;2)" office:value-type="string" office:string-value="nord" calcext:value-type="string">
            <text:p>nord</text:p>
          </table:table-cell>
          <table:table-cell table:formula="of:=VLOOKUP([.G10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8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BOUTIN</text:p>
          </table:table-cell>
          <table:table-cell office:value-type="float" office:value="7" calcext:value-type="float">
            <text:p>7</text:p>
          </table:table-cell>
          <table:table-cell table:formula="of:=VLOOKUP([.C102];bv;2)" office:value-type="string" office:string-value="nord" calcext:value-type="string">
            <text:p>nord</text:p>
          </table:table-cell>
          <table:table-cell table:formula="of:=VLOOKUP([.G10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8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HUE</text:p>
          </table:table-cell>
          <table:table-cell office:value-type="float" office:value="34" calcext:value-type="float">
            <text:p>34</text:p>
          </table:table-cell>
          <table:table-cell table:formula="of:=VLOOKUP([.C103];bv;2)" office:value-type="string" office:string-value="nord" calcext:value-type="string">
            <text:p>nord</text:p>
          </table:table-cell>
          <table:table-cell table:formula="of:=VLOOKUP([.G10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8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CHEVENEMENT</text:p>
          </table:table-cell>
          <table:table-cell office:value-type="float" office:value="47" calcext:value-type="float">
            <text:p>47</text:p>
          </table:table-cell>
          <table:table-cell table:formula="of:=VLOOKUP([.C104];bv;2)" office:value-type="string" office:string-value="nord" calcext:value-type="string">
            <text:p>nord</text:p>
          </table:table-cell>
          <table:table-cell table:formula="of:=VLOOKUP([.G10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8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ADELIN</text:p>
          </table:table-cell>
          <table:table-cell office:value-type="float" office:value="34" calcext:value-type="float">
            <text:p>34</text:p>
          </table:table-cell>
          <table:table-cell table:formula="of:=VLOOKUP([.C105];bv;2)" office:value-type="string" office:string-value="nord" calcext:value-type="string">
            <text:p>nord</text:p>
          </table:table-cell>
          <table:table-cell table:formula="of:=VLOOKUP([.G10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LAGUILLER</text:p>
          </table:table-cell>
          <table:table-cell office:value-type="float" office:value="81" calcext:value-type="float">
            <text:p>81</text:p>
          </table:table-cell>
          <table:table-cell table:formula="of:=VLOOKUP([.C106];bv;2)" office:value-type="string" office:string-value="nord" calcext:value-type="string">
            <text:p>nord</text:p>
          </table:table-cell>
          <table:table-cell table:formula="of:=VLOOKUP([.G10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9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BESANCENOT</text:p>
          </table:table-cell>
          <table:table-cell office:value-type="float" office:value="33" calcext:value-type="float">
            <text:p>33</text:p>
          </table:table-cell>
          <table:table-cell table:formula="of:=VLOOKUP([.C107];bv;2)" office:value-type="string" office:string-value="nord" calcext:value-type="string">
            <text:p>nord</text:p>
          </table:table-cell>
          <table:table-cell table:formula="of:=VLOOKUP([.G10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1123" calcext:value-type="float">
            <text:p>1123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HIRAC</text:p>
          </table:table-cell>
          <table:table-cell office:value-type="float" office:value="903" calcext:value-type="float">
            <text:p>903</text:p>
          </table:table-cell>
          <table:table-cell table:formula="of:=VLOOKUP([.C108];bv;2)" office:value-type="string" office:string-value="nord" calcext:value-type="string">
            <text:p>nord</text:p>
          </table:table-cell>
          <table:table-cell table:formula="of:=VLOOKUP([.G10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1123" calcext:value-type="float">
            <text:p>1123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LE PEN</text:p>
          </table:table-cell>
          <table:table-cell office:value-type="float" office:value="173" calcext:value-type="float">
            <text:p>173</text:p>
          </table:table-cell>
          <table:table-cell table:formula="of:=VLOOKUP([.C109];bv;2)" office:value-type="string" office:string-value="nord" calcext:value-type="string">
            <text:p>nord</text:p>
          </table:table-cell>
          <table:table-cell table:formula="of:=VLOOKUP([.G10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MEGRET</text:p>
          </table:table-cell>
          <table:table-cell office:value-type="float" office:value="18" calcext:value-type="float">
            <text:p>18</text:p>
          </table:table-cell>
          <table:table-cell table:formula="of:=VLOOKUP([.C110];bv;2)" office:value-type="string" office:string-value="nord" calcext:value-type="string">
            <text:p>nord</text:p>
          </table:table-cell>
          <table:table-cell table:formula="of:=VLOOKUP([.G11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9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EPAGE</text:p>
          </table:table-cell>
          <table:table-cell office:value-type="float" office:value="6" calcext:value-type="float">
            <text:p>6</text:p>
          </table:table-cell>
          <table:table-cell table:formula="of:=VLOOKUP([.C111];bv;2)" office:value-type="string" office:string-value="nord" calcext:value-type="string">
            <text:p>nord</text:p>
          </table:table-cell>
          <table:table-cell table:formula="of:=VLOOKUP([.G11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9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GLUCKSTEIN</text:p>
          </table:table-cell>
          <table:table-cell office:value-type="float" office:value="4" calcext:value-type="float">
            <text:p>4</text:p>
          </table:table-cell>
          <table:table-cell table:formula="of:=VLOOKUP([.C112];bv;2)" office:value-type="string" office:string-value="nord" calcext:value-type="string">
            <text:p>nord</text:p>
          </table:table-cell>
          <table:table-cell table:formula="of:=VLOOKUP([.G11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9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BAYROU</text:p>
          </table:table-cell>
          <table:table-cell office:value-type="float" office:value="30" calcext:value-type="float">
            <text:p>30</text:p>
          </table:table-cell>
          <table:table-cell table:formula="of:=VLOOKUP([.C113];bv;2)" office:value-type="string" office:string-value="nord" calcext:value-type="string">
            <text:p>nord</text:p>
          </table:table-cell>
          <table:table-cell table:formula="of:=VLOOKUP([.G11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CHIRAC</text:p>
          </table:table-cell>
          <table:table-cell office:value-type="float" office:value="132" calcext:value-type="float">
            <text:p>132</text:p>
          </table:table-cell>
          <table:table-cell table:formula="of:=VLOOKUP([.C114];bv;2)" office:value-type="string" office:string-value="nord" calcext:value-type="string">
            <text:p>nord</text:p>
          </table:table-cell>
          <table:table-cell table:formula="of:=VLOOKUP([.G11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E PEN</text:p>
          </table:table-cell>
          <table:table-cell office:value-type="float" office:value="125" calcext:value-type="float">
            <text:p>125</text:p>
          </table:table-cell>
          <table:table-cell table:formula="of:=VLOOKUP([.C115];bv;2)" office:value-type="string" office:string-value="nord" calcext:value-type="string">
            <text:p>nord</text:p>
          </table:table-cell>
          <table:table-cell table:formula="of:=VLOOKUP([.G11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TAUBIRA</text:p>
          </table:table-cell>
          <table:table-cell office:value-type="float" office:value="54" calcext:value-type="float">
            <text:p>54</text:p>
          </table:table-cell>
          <table:table-cell table:formula="of:=VLOOKUP([.C116];bv;2)" office:value-type="string" office:string-value="nord" calcext:value-type="string">
            <text:p>nord</text:p>
          </table:table-cell>
          <table:table-cell table:formula="of:=VLOOKUP([.G11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SAINT-JOSSE</text:p>
          </table:table-cell>
          <table:table-cell office:value-type="float" office:value="6" calcext:value-type="float">
            <text:p>6</text:p>
          </table:table-cell>
          <table:table-cell table:formula="of:=VLOOKUP([.C117];bv;2)" office:value-type="string" office:string-value="nord" calcext:value-type="string">
            <text:p>nord</text:p>
          </table:table-cell>
          <table:table-cell table:formula="of:=VLOOKUP([.G117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0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MAMERE</text:p>
          </table:table-cell>
          <table:table-cell office:value-type="float" office:value="59" calcext:value-type="float">
            <text:p>59</text:p>
          </table:table-cell>
          <table:table-cell table:formula="of:=VLOOKUP([.C118];bv;2)" office:value-type="string" office:string-value="nord" calcext:value-type="string">
            <text:p>nord</text:p>
          </table:table-cell>
          <table:table-cell table:formula="of:=VLOOKUP([.G11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0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JOSPIN</text:p>
          </table:table-cell>
          <table:table-cell office:value-type="float" office:value="155" calcext:value-type="float">
            <text:p>155</text:p>
          </table:table-cell>
          <table:table-cell table:formula="of:=VLOOKUP([.C119];bv;2)" office:value-type="string" office:string-value="nord" calcext:value-type="string">
            <text:p>nord</text:p>
          </table:table-cell>
          <table:table-cell table:formula="of:=VLOOKUP([.G11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0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BOUTIN</text:p>
          </table:table-cell>
          <table:table-cell office:value-type="float" office:value="3" calcext:value-type="float">
            <text:p>3</text:p>
          </table:table-cell>
          <table:table-cell table:formula="of:=VLOOKUP([.C120];bv;2)" office:value-type="string" office:string-value="nord" calcext:value-type="string">
            <text:p>nord</text:p>
          </table:table-cell>
          <table:table-cell table:formula="of:=VLOOKUP([.G12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0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HUE</text:p>
          </table:table-cell>
          <table:table-cell office:value-type="float" office:value="37" calcext:value-type="float">
            <text:p>37</text:p>
          </table:table-cell>
          <table:table-cell table:formula="of:=VLOOKUP([.C121];bv;2)" office:value-type="string" office:string-value="nord" calcext:value-type="string">
            <text:p>nord</text:p>
          </table:table-cell>
          <table:table-cell table:formula="of:=VLOOKUP([.G12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0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CHEVENEMENT</text:p>
          </table:table-cell>
          <table:table-cell office:value-type="float" office:value="54" calcext:value-type="float">
            <text:p>54</text:p>
          </table:table-cell>
          <table:table-cell table:formula="of:=VLOOKUP([.C122];bv;2)" office:value-type="string" office:string-value="nord" calcext:value-type="string">
            <text:p>nord</text:p>
          </table:table-cell>
          <table:table-cell table:formula="of:=VLOOKUP([.G12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0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MADELIN</text:p>
          </table:table-cell>
          <table:table-cell office:value-type="float" office:value="17" calcext:value-type="float">
            <text:p>17</text:p>
          </table:table-cell>
          <table:table-cell table:formula="of:=VLOOKUP([.C123];bv;2)" office:value-type="string" office:string-value="nord" calcext:value-type="string">
            <text:p>nord</text:p>
          </table:table-cell>
          <table:table-cell table:formula="of:=VLOOKUP([.G12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0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AGUILLER</text:p>
          </table:table-cell>
          <table:table-cell office:value-type="float" office:value="40" calcext:value-type="float">
            <text:p>40</text:p>
          </table:table-cell>
          <table:table-cell table:formula="of:=VLOOKUP([.C124];bv;2)" office:value-type="string" office:string-value="nord" calcext:value-type="string">
            <text:p>nord</text:p>
          </table:table-cell>
          <table:table-cell table:formula="of:=VLOOKUP([.G12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0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BESANCENOT</text:p>
          </table:table-cell>
          <table:table-cell office:value-type="float" office:value="26" calcext:value-type="float">
            <text:p>26</text:p>
          </table:table-cell>
          <table:table-cell table:formula="of:=VLOOKUP([.C125];bv;2)" office:value-type="string" office:string-value="nord" calcext:value-type="string">
            <text:p>nord</text:p>
          </table:table-cell>
          <table:table-cell table:formula="of:=VLOOKUP([.G12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898" calcext:value-type="float">
            <text:p>89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CHIRAC</text:p>
          </table:table-cell>
          <table:table-cell office:value-type="float" office:value="706" calcext:value-type="float">
            <text:p>706</text:p>
          </table:table-cell>
          <table:table-cell table:formula="of:=VLOOKUP([.C126];bv;2)" office:value-type="string" office:string-value="nord" calcext:value-type="string">
            <text:p>nord</text:p>
          </table:table-cell>
          <table:table-cell table:formula="of:=VLOOKUP([.G12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898" calcext:value-type="float">
            <text:p>89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LE PEN</text:p>
          </table:table-cell>
          <table:table-cell office:value-type="float" office:value="157" calcext:value-type="float">
            <text:p>157</text:p>
          </table:table-cell>
          <table:table-cell table:formula="of:=VLOOKUP([.C127];bv;2)" office:value-type="string" office:string-value="nord" calcext:value-type="string">
            <text:p>nord</text:p>
          </table:table-cell>
          <table:table-cell table:formula="of:=VLOOKUP([.G12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0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EGRET</text:p>
          </table:table-cell>
          <table:table-cell office:value-type="float" office:value="14" calcext:value-type="float">
            <text:p>14</text:p>
          </table:table-cell>
          <table:table-cell table:formula="of:=VLOOKUP([.C128];bv;2)" office:value-type="string" office:string-value="nord" calcext:value-type="string">
            <text:p>nord</text:p>
          </table:table-cell>
          <table:table-cell table:formula="of:=VLOOKUP([.G12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0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EPAGE</text:p>
          </table:table-cell>
          <table:table-cell office:value-type="float" office:value="7" calcext:value-type="float">
            <text:p>7</text:p>
          </table:table-cell>
          <table:table-cell table:formula="of:=VLOOKUP([.C129];bv;2)" office:value-type="string" office:string-value="nord" calcext:value-type="string">
            <text:p>nord</text:p>
          </table:table-cell>
          <table:table-cell table:formula="of:=VLOOKUP([.G12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1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GLUCKSTEIN</text:p>
          </table:table-cell>
          <table:table-cell office:value-type="float" office:value="3" calcext:value-type="float">
            <text:p>3</text:p>
          </table:table-cell>
          <table:table-cell table:formula="of:=VLOOKUP([.C130];bv;2)" office:value-type="string" office:string-value="nord" calcext:value-type="string">
            <text:p>nord</text:p>
          </table:table-cell>
          <table:table-cell table:formula="of:=VLOOKUP([.G13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1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AYROU</text:p>
          </table:table-cell>
          <table:table-cell office:value-type="float" office:value="23" calcext:value-type="float">
            <text:p>23</text:p>
          </table:table-cell>
          <table:table-cell table:formula="of:=VLOOKUP([.C131];bv;2)" office:value-type="string" office:string-value="nord" calcext:value-type="string">
            <text:p>nord</text:p>
          </table:table-cell>
          <table:table-cell table:formula="of:=VLOOKUP([.G13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1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HIRAC</text:p>
          </table:table-cell>
          <table:table-cell office:value-type="float" office:value="87" calcext:value-type="float">
            <text:p>87</text:p>
          </table:table-cell>
          <table:table-cell table:formula="of:=VLOOKUP([.C132];bv;2)" office:value-type="string" office:string-value="nord" calcext:value-type="string">
            <text:p>nord</text:p>
          </table:table-cell>
          <table:table-cell table:formula="of:=VLOOKUP([.G13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1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E PEN</text:p>
          </table:table-cell>
          <table:table-cell office:value-type="float" office:value="143" calcext:value-type="float">
            <text:p>143</text:p>
          </table:table-cell>
          <table:table-cell table:formula="of:=VLOOKUP([.C133];bv;2)" office:value-type="string" office:string-value="nord" calcext:value-type="string">
            <text:p>nord</text:p>
          </table:table-cell>
          <table:table-cell table:formula="of:=VLOOKUP([.G13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1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AUBIRA</text:p>
          </table:table-cell>
          <table:table-cell office:value-type="float" office:value="40" calcext:value-type="float">
            <text:p>40</text:p>
          </table:table-cell>
          <table:table-cell table:formula="of:=VLOOKUP([.C134];bv;2)" office:value-type="string" office:string-value="nord" calcext:value-type="string">
            <text:p>nord</text:p>
          </table:table-cell>
          <table:table-cell table:formula="of:=VLOOKUP([.G13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1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AINT-JOSSE</text:p>
          </table:table-cell>
          <table:table-cell office:value-type="float" office:value="6" calcext:value-type="float">
            <text:p>6</text:p>
          </table:table-cell>
          <table:table-cell table:formula="of:=VLOOKUP([.C135];bv;2)" office:value-type="string" office:string-value="nord" calcext:value-type="string">
            <text:p>nord</text:p>
          </table:table-cell>
          <table:table-cell table:formula="of:=VLOOKUP([.G135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1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AMERE</text:p>
          </table:table-cell>
          <table:table-cell office:value-type="float" office:value="31" calcext:value-type="float">
            <text:p>31</text:p>
          </table:table-cell>
          <table:table-cell table:formula="of:=VLOOKUP([.C136];bv;2)" office:value-type="string" office:string-value="nord" calcext:value-type="string">
            <text:p>nord</text:p>
          </table:table-cell>
          <table:table-cell table:formula="of:=VLOOKUP([.G13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1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JOSPIN</text:p>
          </table:table-cell>
          <table:table-cell office:value-type="float" office:value="154" calcext:value-type="float">
            <text:p>154</text:p>
          </table:table-cell>
          <table:table-cell table:formula="of:=VLOOKUP([.C137];bv;2)" office:value-type="string" office:string-value="nord" calcext:value-type="string">
            <text:p>nord</text:p>
          </table:table-cell>
          <table:table-cell table:formula="of:=VLOOKUP([.G13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1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OUTIN</text:p>
          </table:table-cell>
          <table:table-cell office:value-type="float" office:value="3" calcext:value-type="float">
            <text:p>3</text:p>
          </table:table-cell>
          <table:table-cell table:formula="of:=VLOOKUP([.C138];bv;2)" office:value-type="string" office:string-value="nord" calcext:value-type="string">
            <text:p>nord</text:p>
          </table:table-cell>
          <table:table-cell table:formula="of:=VLOOKUP([.G13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UE</text:p>
          </table:table-cell>
          <table:table-cell office:value-type="float" office:value="25" calcext:value-type="float">
            <text:p>25</text:p>
          </table:table-cell>
          <table:table-cell table:formula="of:=VLOOKUP([.C139];bv;2)" office:value-type="string" office:string-value="nord" calcext:value-type="string">
            <text:p>nord</text:p>
          </table:table-cell>
          <table:table-cell table:formula="of:=VLOOKUP([.G13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2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HEVENEMENT</text:p>
          </table:table-cell>
          <table:table-cell office:value-type="float" office:value="46" calcext:value-type="float">
            <text:p>46</text:p>
          </table:table-cell>
          <table:table-cell table:formula="of:=VLOOKUP([.C140];bv;2)" office:value-type="string" office:string-value="nord" calcext:value-type="string">
            <text:p>nord</text:p>
          </table:table-cell>
          <table:table-cell table:formula="of:=VLOOKUP([.G14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2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ADELIN</text:p>
          </table:table-cell>
          <table:table-cell office:value-type="float" office:value="19" calcext:value-type="float">
            <text:p>19</text:p>
          </table:table-cell>
          <table:table-cell table:formula="of:=VLOOKUP([.C141];bv;2)" office:value-type="string" office:string-value="nord" calcext:value-type="string">
            <text:p>nord</text:p>
          </table:table-cell>
          <table:table-cell table:formula="of:=VLOOKUP([.G14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2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AGUILLER</text:p>
          </table:table-cell>
          <table:table-cell office:value-type="float" office:value="50" calcext:value-type="float">
            <text:p>50</text:p>
          </table:table-cell>
          <table:table-cell table:formula="of:=VLOOKUP([.C142];bv;2)" office:value-type="string" office:string-value="nord" calcext:value-type="string">
            <text:p>nord</text:p>
          </table:table-cell>
          <table:table-cell table:formula="of:=VLOOKUP([.G14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2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ESANCENOT</text:p>
          </table:table-cell>
          <table:table-cell office:value-type="float" office:value="29" calcext:value-type="float">
            <text:p>29</text:p>
          </table:table-cell>
          <table:table-cell table:formula="of:=VLOOKUP([.C143];bv;2)" office:value-type="string" office:string-value="nord" calcext:value-type="string">
            <text:p>nord</text:p>
          </table:table-cell>
          <table:table-cell table:formula="of:=VLOOKUP([.G14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5" calcext:value-type="float">
            <text:p>965</text:p>
          </table:table-cell>
          <table:table-cell office:value-type="float" office:value="766" calcext:value-type="float">
            <text:p>76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CHIRAC</text:p>
          </table:table-cell>
          <table:table-cell office:value-type="float" office:value="552" calcext:value-type="float">
            <text:p>552</text:p>
          </table:table-cell>
          <table:table-cell table:formula="of:=VLOOKUP([.C144];bv;2)" office:value-type="string" office:string-value="nord" calcext:value-type="string">
            <text:p>nord</text:p>
          </table:table-cell>
          <table:table-cell table:formula="of:=VLOOKUP([.G14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5" calcext:value-type="float">
            <text:p>965</text:p>
          </table:table-cell>
          <table:table-cell office:value-type="float" office:value="766" calcext:value-type="float">
            <text:p>76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LE PEN</text:p>
          </table:table-cell>
          <table:table-cell office:value-type="float" office:value="159" calcext:value-type="float">
            <text:p>159</text:p>
          </table:table-cell>
          <table:table-cell table:formula="of:=VLOOKUP([.C145];bv;2)" office:value-type="string" office:string-value="nord" calcext:value-type="string">
            <text:p>nord</text:p>
          </table:table-cell>
          <table:table-cell table:formula="of:=VLOOKUP([.G14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2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MEGRET</text:p>
          </table:table-cell>
          <table:table-cell office:value-type="float" office:value="18" calcext:value-type="float">
            <text:p>18</text:p>
          </table:table-cell>
          <table:table-cell table:formula="of:=VLOOKUP([.C146];bv;2)" office:value-type="string" office:string-value="nord" calcext:value-type="string">
            <text:p>nord</text:p>
          </table:table-cell>
          <table:table-cell table:formula="of:=VLOOKUP([.G14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2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LEPAGE</text:p>
          </table:table-cell>
          <table:table-cell office:value-type="float" office:value="6" calcext:value-type="float">
            <text:p>6</text:p>
          </table:table-cell>
          <table:table-cell table:formula="of:=VLOOKUP([.C147];bv;2)" office:value-type="string" office:string-value="nord" calcext:value-type="string">
            <text:p>nord</text:p>
          </table:table-cell>
          <table:table-cell table:formula="of:=VLOOKUP([.G14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2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GLUCKSTEIN</text:p>
          </table:table-cell>
          <table:table-cell office:value-type="float" office:value="4" calcext:value-type="float">
            <text:p>4</text:p>
          </table:table-cell>
          <table:table-cell table:formula="of:=VLOOKUP([.C148];bv;2)" office:value-type="string" office:string-value="nord" calcext:value-type="string">
            <text:p>nord</text:p>
          </table:table-cell>
          <table:table-cell table:formula="of:=VLOOKUP([.G14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2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AYROU</text:p>
          </table:table-cell>
          <table:table-cell office:value-type="float" office:value="24" calcext:value-type="float">
            <text:p>24</text:p>
          </table:table-cell>
          <table:table-cell table:formula="of:=VLOOKUP([.C149];bv;2)" office:value-type="string" office:string-value="nord" calcext:value-type="string">
            <text:p>nord</text:p>
          </table:table-cell>
          <table:table-cell table:formula="of:=VLOOKUP([.G14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2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CHIRAC</text:p>
          </table:table-cell>
          <table:table-cell office:value-type="float" office:value="146" calcext:value-type="float">
            <text:p>146</text:p>
          </table:table-cell>
          <table:table-cell table:formula="of:=VLOOKUP([.C150];bv;2)" office:value-type="string" office:string-value="nord" calcext:value-type="string">
            <text:p>nord</text:p>
          </table:table-cell>
          <table:table-cell table:formula="of:=VLOOKUP([.G15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2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LE PEN</text:p>
          </table:table-cell>
          <table:table-cell office:value-type="float" office:value="153" calcext:value-type="float">
            <text:p>153</text:p>
          </table:table-cell>
          <table:table-cell table:formula="of:=VLOOKUP([.C151];bv;2)" office:value-type="string" office:string-value="nord" calcext:value-type="string">
            <text:p>nord</text:p>
          </table:table-cell>
          <table:table-cell table:formula="of:=VLOOKUP([.G15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3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AUBIRA</text:p>
          </table:table-cell>
          <table:table-cell office:value-type="float" office:value="74" calcext:value-type="float">
            <text:p>74</text:p>
          </table:table-cell>
          <table:table-cell table:formula="of:=VLOOKUP([.C152];bv;2)" office:value-type="string" office:string-value="nord" calcext:value-type="string">
            <text:p>nord</text:p>
          </table:table-cell>
          <table:table-cell table:formula="of:=VLOOKUP([.G15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3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AINT-JOSSE</text:p>
          </table:table-cell>
          <table:table-cell office:value-type="float" office:value="9" calcext:value-type="float">
            <text:p>9</text:p>
          </table:table-cell>
          <table:table-cell table:formula="of:=VLOOKUP([.C153];bv;2)" office:value-type="string" office:string-value="nord" calcext:value-type="string">
            <text:p>nord</text:p>
          </table:table-cell>
          <table:table-cell table:formula="of:=VLOOKUP([.G153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MAMERE</text:p>
          </table:table-cell>
          <table:table-cell office:value-type="float" office:value="63" calcext:value-type="float">
            <text:p>63</text:p>
          </table:table-cell>
          <table:table-cell table:formula="of:=VLOOKUP([.C154];bv;2)" office:value-type="string" office:string-value="nord" calcext:value-type="string">
            <text:p>nord</text:p>
          </table:table-cell>
          <table:table-cell table:formula="of:=VLOOKUP([.G15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JOSPIN</text:p>
          </table:table-cell>
          <table:table-cell office:value-type="float" office:value="215" calcext:value-type="float">
            <text:p>215</text:p>
          </table:table-cell>
          <table:table-cell table:formula="of:=VLOOKUP([.C155];bv;2)" office:value-type="string" office:string-value="nord" calcext:value-type="string">
            <text:p>nord</text:p>
          </table:table-cell>
          <table:table-cell table:formula="of:=VLOOKUP([.G15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156];bv;2)" office:value-type="string" office:string-value="nord" calcext:value-type="string">
            <text:p>nord</text:p>
          </table:table-cell>
          <table:table-cell table:formula="of:=VLOOKUP([.G15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3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HUE</text:p>
          </table:table-cell>
          <table:table-cell office:value-type="float" office:value="28" calcext:value-type="float">
            <text:p>28</text:p>
          </table:table-cell>
          <table:table-cell table:formula="of:=VLOOKUP([.C157];bv;2)" office:value-type="string" office:string-value="nord" calcext:value-type="string">
            <text:p>nord</text:p>
          </table:table-cell>
          <table:table-cell table:formula="of:=VLOOKUP([.G15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3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CHEVENEMENT</text:p>
          </table:table-cell>
          <table:table-cell office:value-type="float" office:value="58" calcext:value-type="float">
            <text:p>58</text:p>
          </table:table-cell>
          <table:table-cell table:formula="of:=VLOOKUP([.C158];bv;2)" office:value-type="string" office:string-value="nord" calcext:value-type="string">
            <text:p>nord</text:p>
          </table:table-cell>
          <table:table-cell table:formula="of:=VLOOKUP([.G15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MADELIN</text:p>
          </table:table-cell>
          <table:table-cell office:value-type="float" office:value="29" calcext:value-type="float">
            <text:p>29</text:p>
          </table:table-cell>
          <table:table-cell table:formula="of:=VLOOKUP([.C159];bv;2)" office:value-type="string" office:string-value="nord" calcext:value-type="string">
            <text:p>nord</text:p>
          </table:table-cell>
          <table:table-cell table:formula="of:=VLOOKUP([.G15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LAGUILLER</text:p>
          </table:table-cell>
          <table:table-cell office:value-type="float" office:value="62" calcext:value-type="float">
            <text:p>62</text:p>
          </table:table-cell>
          <table:table-cell table:formula="of:=VLOOKUP([.C160];bv;2)" office:value-type="string" office:string-value="nord" calcext:value-type="string">
            <text:p>nord</text:p>
          </table:table-cell>
          <table:table-cell table:formula="of:=VLOOKUP([.G16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ESANCENOT</text:p>
          </table:table-cell>
          <table:table-cell office:value-type="float" office:value="21" calcext:value-type="float">
            <text:p>21</text:p>
          </table:table-cell>
          <table:table-cell table:formula="of:=VLOOKUP([.C161];bv;2)" office:value-type="string" office:string-value="nord" calcext:value-type="string">
            <text:p>nord</text:p>
          </table:table-cell>
          <table:table-cell table:formula="of:=VLOOKUP([.G16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4" calcext:value-type="float">
            <text:p>1404</text:p>
          </table:table-cell>
          <table:table-cell office:value-type="float" office:value="1093" calcext:value-type="float">
            <text:p>1093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CHIRAC</text:p>
          </table:table-cell>
          <table:table-cell office:value-type="float" office:value="866" calcext:value-type="float">
            <text:p>866</text:p>
          </table:table-cell>
          <table:table-cell table:formula="of:=VLOOKUP([.C162];bv;2)" office:value-type="string" office:string-value="nord" calcext:value-type="string">
            <text:p>nord</text:p>
          </table:table-cell>
          <table:table-cell table:formula="of:=VLOOKUP([.G16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4" calcext:value-type="float">
            <text:p>1404</text:p>
          </table:table-cell>
          <table:table-cell office:value-type="float" office:value="1093" calcext:value-type="float">
            <text:p>1093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LE PEN</text:p>
          </table:table-cell>
          <table:table-cell office:value-type="float" office:value="189" calcext:value-type="float">
            <text:p>189</text:p>
          </table:table-cell>
          <table:table-cell table:formula="of:=VLOOKUP([.C163];bv;2)" office:value-type="string" office:string-value="nord" calcext:value-type="string">
            <text:p>nord</text:p>
          </table:table-cell>
          <table:table-cell table:formula="of:=VLOOKUP([.G16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4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MEGRET</text:p>
          </table:table-cell>
          <table:table-cell office:value-type="float" office:value="20" calcext:value-type="float">
            <text:p>20</text:p>
          </table:table-cell>
          <table:table-cell table:formula="of:=VLOOKUP([.C164];bv;2)" office:value-type="string" office:string-value="sud" calcext:value-type="string">
            <text:p>sud</text:p>
          </table:table-cell>
          <table:table-cell table:formula="of:=VLOOKUP([.G16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4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LEPAGE</text:p>
          </table:table-cell>
          <table:table-cell office:value-type="float" office:value="3" calcext:value-type="float">
            <text:p>3</text:p>
          </table:table-cell>
          <table:table-cell table:formula="of:=VLOOKUP([.C165];bv;2)" office:value-type="string" office:string-value="sud" calcext:value-type="string">
            <text:p>sud</text:p>
          </table:table-cell>
          <table:table-cell table:formula="of:=VLOOKUP([.G16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4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GLUCKSTEIN</text:p>
          </table:table-cell>
          <table:table-cell office:value-type="float" office:value="0" calcext:value-type="float">
            <text:p>0</text:p>
          </table:table-cell>
          <table:table-cell table:formula="of:=VLOOKUP([.C166];bv;2)" office:value-type="string" office:string-value="sud" calcext:value-type="string">
            <text:p>sud</text:p>
          </table:table-cell>
          <table:table-cell table:formula="of:=VLOOKUP([.G16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4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AYROU</text:p>
          </table:table-cell>
          <table:table-cell office:value-type="float" office:value="14" calcext:value-type="float">
            <text:p>14</text:p>
          </table:table-cell>
          <table:table-cell table:formula="of:=VLOOKUP([.C167];bv;2)" office:value-type="string" office:string-value="sud" calcext:value-type="string">
            <text:p>sud</text:p>
          </table:table-cell>
          <table:table-cell table:formula="of:=VLOOKUP([.G16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4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HIRAC</text:p>
          </table:table-cell>
          <table:table-cell office:value-type="float" office:value="73" calcext:value-type="float">
            <text:p>73</text:p>
          </table:table-cell>
          <table:table-cell table:formula="of:=VLOOKUP([.C168];bv;2)" office:value-type="string" office:string-value="sud" calcext:value-type="string">
            <text:p>sud</text:p>
          </table:table-cell>
          <table:table-cell table:formula="of:=VLOOKUP([.G16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4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LE PEN</text:p>
          </table:table-cell>
          <table:table-cell office:value-type="float" office:value="109" calcext:value-type="float">
            <text:p>109</text:p>
          </table:table-cell>
          <table:table-cell table:formula="of:=VLOOKUP([.C169];bv;2)" office:value-type="string" office:string-value="sud" calcext:value-type="string">
            <text:p>sud</text:p>
          </table:table-cell>
          <table:table-cell table:formula="of:=VLOOKUP([.G16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4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AUBIRA</text:p>
          </table:table-cell>
          <table:table-cell office:value-type="float" office:value="28" calcext:value-type="float">
            <text:p>28</text:p>
          </table:table-cell>
          <table:table-cell table:formula="of:=VLOOKUP([.C170];bv;2)" office:value-type="string" office:string-value="sud" calcext:value-type="string">
            <text:p>sud</text:p>
          </table:table-cell>
          <table:table-cell table:formula="of:=VLOOKUP([.G17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4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SAINT-JOSSE</text:p>
          </table:table-cell>
          <table:table-cell office:value-type="float" office:value="3" calcext:value-type="float">
            <text:p>3</text:p>
          </table:table-cell>
          <table:table-cell table:formula="of:=VLOOKUP([.C171];bv;2)" office:value-type="string" office:string-value="sud" calcext:value-type="string">
            <text:p>sud</text:p>
          </table:table-cell>
          <table:table-cell table:formula="of:=VLOOKUP([.G171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4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MAMERE</text:p>
          </table:table-cell>
          <table:table-cell office:value-type="float" office:value="39" calcext:value-type="float">
            <text:p>39</text:p>
          </table:table-cell>
          <table:table-cell table:formula="of:=VLOOKUP([.C172];bv;2)" office:value-type="string" office:string-value="sud" calcext:value-type="string">
            <text:p>sud</text:p>
          </table:table-cell>
          <table:table-cell table:formula="of:=VLOOKUP([.G17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4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JOSPIN</text:p>
          </table:table-cell>
          <table:table-cell office:value-type="float" office:value="121" calcext:value-type="float">
            <text:p>121</text:p>
          </table:table-cell>
          <table:table-cell table:formula="of:=VLOOKUP([.C173];bv;2)" office:value-type="string" office:string-value="sud" calcext:value-type="string">
            <text:p>sud</text:p>
          </table:table-cell>
          <table:table-cell table:formula="of:=VLOOKUP([.G17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5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OUTIN</text:p>
          </table:table-cell>
          <table:table-cell office:value-type="float" office:value="4" calcext:value-type="float">
            <text:p>4</text:p>
          </table:table-cell>
          <table:table-cell table:formula="of:=VLOOKUP([.C174];bv;2)" office:value-type="string" office:string-value="sud" calcext:value-type="string">
            <text:p>sud</text:p>
          </table:table-cell>
          <table:table-cell table:formula="of:=VLOOKUP([.G17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5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HUE</text:p>
          </table:table-cell>
          <table:table-cell office:value-type="float" office:value="21" calcext:value-type="float">
            <text:p>21</text:p>
          </table:table-cell>
          <table:table-cell table:formula="of:=VLOOKUP([.C175];bv;2)" office:value-type="string" office:string-value="sud" calcext:value-type="string">
            <text:p>sud</text:p>
          </table:table-cell>
          <table:table-cell table:formula="of:=VLOOKUP([.G17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5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HEVENEMENT</text:p>
          </table:table-cell>
          <table:table-cell office:value-type="float" office:value="33" calcext:value-type="float">
            <text:p>33</text:p>
          </table:table-cell>
          <table:table-cell table:formula="of:=VLOOKUP([.C176];bv;2)" office:value-type="string" office:string-value="sud" calcext:value-type="string">
            <text:p>sud</text:p>
          </table:table-cell>
          <table:table-cell table:formula="of:=VLOOKUP([.G17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MADELIN</text:p>
          </table:table-cell>
          <table:table-cell office:value-type="float" office:value="3" calcext:value-type="float">
            <text:p>3</text:p>
          </table:table-cell>
          <table:table-cell table:formula="of:=VLOOKUP([.C177];bv;2)" office:value-type="string" office:string-value="sud" calcext:value-type="string">
            <text:p>sud</text:p>
          </table:table-cell>
          <table:table-cell table:formula="of:=VLOOKUP([.G17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5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LAGUILLER</text:p>
          </table:table-cell>
          <table:table-cell office:value-type="float" office:value="55" calcext:value-type="float">
            <text:p>55</text:p>
          </table:table-cell>
          <table:table-cell table:formula="of:=VLOOKUP([.C178];bv;2)" office:value-type="string" office:string-value="sud" calcext:value-type="string">
            <text:p>sud</text:p>
          </table:table-cell>
          <table:table-cell table:formula="of:=VLOOKUP([.G17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5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ESANCENOT</text:p>
          </table:table-cell>
          <table:table-cell office:value-type="float" office:value="18" calcext:value-type="float">
            <text:p>18</text:p>
          </table:table-cell>
          <table:table-cell table:formula="of:=VLOOKUP([.C179];bv;2)" office:value-type="string" office:string-value="sud" calcext:value-type="string">
            <text:p>sud</text:p>
          </table:table-cell>
          <table:table-cell table:formula="of:=VLOOKUP([.G17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668" calcext:value-type="float">
            <text:p>66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CHIRAC</text:p>
          </table:table-cell>
          <table:table-cell office:value-type="float" office:value="532" calcext:value-type="float">
            <text:p>532</text:p>
          </table:table-cell>
          <table:table-cell table:formula="of:=VLOOKUP([.C180];bv;2)" office:value-type="string" office:string-value="sud" calcext:value-type="string">
            <text:p>sud</text:p>
          </table:table-cell>
          <table:table-cell table:formula="of:=VLOOKUP([.G18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668" calcext:value-type="float">
            <text:p>66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LE PEN</text:p>
          </table:table-cell>
          <table:table-cell office:value-type="float" office:value="116" calcext:value-type="float">
            <text:p>116</text:p>
          </table:table-cell>
          <table:table-cell table:formula="of:=VLOOKUP([.C181];bv;2)" office:value-type="string" office:string-value="sud" calcext:value-type="string">
            <text:p>sud</text:p>
          </table:table-cell>
          <table:table-cell table:formula="of:=VLOOKUP([.G18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5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MEGRET</text:p>
          </table:table-cell>
          <table:table-cell office:value-type="float" office:value="23" calcext:value-type="float">
            <text:p>23</text:p>
          </table:table-cell>
          <table:table-cell table:formula="of:=VLOOKUP([.C182];bv;2)" office:value-type="string" office:string-value="sud" calcext:value-type="string">
            <text:p>sud</text:p>
          </table:table-cell>
          <table:table-cell table:formula="of:=VLOOKUP([.G18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5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LEPAGE</text:p>
          </table:table-cell>
          <table:table-cell office:value-type="float" office:value="9" calcext:value-type="float">
            <text:p>9</text:p>
          </table:table-cell>
          <table:table-cell table:formula="of:=VLOOKUP([.C183];bv;2)" office:value-type="string" office:string-value="sud" calcext:value-type="string">
            <text:p>sud</text:p>
          </table:table-cell>
          <table:table-cell table:formula="of:=VLOOKUP([.G18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5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GLUCKSTEIN</text:p>
          </table:table-cell>
          <table:table-cell office:value-type="float" office:value="1" calcext:value-type="float">
            <text:p>1</text:p>
          </table:table-cell>
          <table:table-cell table:formula="of:=VLOOKUP([.C184];bv;2)" office:value-type="string" office:string-value="sud" calcext:value-type="string">
            <text:p>sud</text:p>
          </table:table-cell>
          <table:table-cell table:formula="of:=VLOOKUP([.G18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AYROU</text:p>
          </table:table-cell>
          <table:table-cell office:value-type="float" office:value="38" calcext:value-type="float">
            <text:p>38</text:p>
          </table:table-cell>
          <table:table-cell table:formula="of:=VLOOKUP([.C185];bv;2)" office:value-type="string" office:string-value="sud" calcext:value-type="string">
            <text:p>sud</text:p>
          </table:table-cell>
          <table:table-cell table:formula="of:=VLOOKUP([.G18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6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CHIRAC</text:p>
          </table:table-cell>
          <table:table-cell office:value-type="float" office:value="137" calcext:value-type="float">
            <text:p>137</text:p>
          </table:table-cell>
          <table:table-cell table:formula="of:=VLOOKUP([.C186];bv;2)" office:value-type="string" office:string-value="sud" calcext:value-type="string">
            <text:p>sud</text:p>
          </table:table-cell>
          <table:table-cell table:formula="of:=VLOOKUP([.G18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6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LE PEN</text:p>
          </table:table-cell>
          <table:table-cell office:value-type="float" office:value="145" calcext:value-type="float">
            <text:p>145</text:p>
          </table:table-cell>
          <table:table-cell table:formula="of:=VLOOKUP([.C187];bv;2)" office:value-type="string" office:string-value="sud" calcext:value-type="string">
            <text:p>sud</text:p>
          </table:table-cell>
          <table:table-cell table:formula="of:=VLOOKUP([.G18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6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TAUBIRA</text:p>
          </table:table-cell>
          <table:table-cell office:value-type="float" office:value="51" calcext:value-type="float">
            <text:p>51</text:p>
          </table:table-cell>
          <table:table-cell table:formula="of:=VLOOKUP([.C188];bv;2)" office:value-type="string" office:string-value="sud" calcext:value-type="string">
            <text:p>sud</text:p>
          </table:table-cell>
          <table:table-cell table:formula="of:=VLOOKUP([.G18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6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SAINT-JOSSE</text:p>
          </table:table-cell>
          <table:table-cell office:value-type="float" office:value="5" calcext:value-type="float">
            <text:p>5</text:p>
          </table:table-cell>
          <table:table-cell table:formula="of:=VLOOKUP([.C189];bv;2)" office:value-type="string" office:string-value="sud" calcext:value-type="string">
            <text:p>sud</text:p>
          </table:table-cell>
          <table:table-cell table:formula="of:=VLOOKUP([.G189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6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MAMERE</text:p>
          </table:table-cell>
          <table:table-cell office:value-type="float" office:value="70" calcext:value-type="float">
            <text:p>70</text:p>
          </table:table-cell>
          <table:table-cell table:formula="of:=VLOOKUP([.C190];bv;2)" office:value-type="string" office:string-value="sud" calcext:value-type="string">
            <text:p>sud</text:p>
          </table:table-cell>
          <table:table-cell table:formula="of:=VLOOKUP([.G19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6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JOSPIN</text:p>
          </table:table-cell>
          <table:table-cell office:value-type="float" office:value="184" calcext:value-type="float">
            <text:p>184</text:p>
          </table:table-cell>
          <table:table-cell table:formula="of:=VLOOKUP([.C191];bv;2)" office:value-type="string" office:string-value="sud" calcext:value-type="string">
            <text:p>sud</text:p>
          </table:table-cell>
          <table:table-cell table:formula="of:=VLOOKUP([.G19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6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192];bv;2)" office:value-type="string" office:string-value="sud" calcext:value-type="string">
            <text:p>sud</text:p>
          </table:table-cell>
          <table:table-cell table:formula="of:=VLOOKUP([.G19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6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HUE</text:p>
          </table:table-cell>
          <table:table-cell office:value-type="float" office:value="26" calcext:value-type="float">
            <text:p>26</text:p>
          </table:table-cell>
          <table:table-cell table:formula="of:=VLOOKUP([.C193];bv;2)" office:value-type="string" office:string-value="sud" calcext:value-type="string">
            <text:p>sud</text:p>
          </table:table-cell>
          <table:table-cell table:formula="of:=VLOOKUP([.G19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6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CHEVENEMENT</text:p>
          </table:table-cell>
          <table:table-cell office:value-type="float" office:value="67" calcext:value-type="float">
            <text:p>67</text:p>
          </table:table-cell>
          <table:table-cell table:formula="of:=VLOOKUP([.C194];bv;2)" office:value-type="string" office:string-value="sud" calcext:value-type="string">
            <text:p>sud</text:p>
          </table:table-cell>
          <table:table-cell table:formula="of:=VLOOKUP([.G19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6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MADELIN</text:p>
          </table:table-cell>
          <table:table-cell office:value-type="float" office:value="32" calcext:value-type="float">
            <text:p>32</text:p>
          </table:table-cell>
          <table:table-cell table:formula="of:=VLOOKUP([.C195];bv;2)" office:value-type="string" office:string-value="sud" calcext:value-type="string">
            <text:p>sud</text:p>
          </table:table-cell>
          <table:table-cell table:formula="of:=VLOOKUP([.G19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LAGUILLER</text:p>
          </table:table-cell>
          <table:table-cell office:value-type="float" office:value="50" calcext:value-type="float">
            <text:p>50</text:p>
          </table:table-cell>
          <table:table-cell table:formula="of:=VLOOKUP([.C196];bv;2)" office:value-type="string" office:string-value="sud" calcext:value-type="string">
            <text:p>sud</text:p>
          </table:table-cell>
          <table:table-cell table:formula="of:=VLOOKUP([.G19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7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ESANCENOT</text:p>
          </table:table-cell>
          <table:table-cell office:value-type="float" office:value="19" calcext:value-type="float">
            <text:p>19</text:p>
          </table:table-cell>
          <table:table-cell table:formula="of:=VLOOKUP([.C197];bv;2)" office:value-type="string" office:string-value="sud" calcext:value-type="string">
            <text:p>sud</text:p>
          </table:table-cell>
          <table:table-cell table:formula="of:=VLOOKUP([.G19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3" calcext:value-type="float">
            <text:p>1263</text:p>
          </table:table-cell>
          <table:table-cell office:value-type="float" office:value="1037" calcext:value-type="float">
            <text:p>1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CHIRAC</text:p>
          </table:table-cell>
          <table:table-cell office:value-type="float" office:value="857" calcext:value-type="float">
            <text:p>857</text:p>
          </table:table-cell>
          <table:table-cell table:formula="of:=VLOOKUP([.C198];bv;2)" office:value-type="string" office:string-value="sud" calcext:value-type="string">
            <text:p>sud</text:p>
          </table:table-cell>
          <table:table-cell table:formula="of:=VLOOKUP([.G19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3" calcext:value-type="float">
            <text:p>1263</text:p>
          </table:table-cell>
          <table:table-cell office:value-type="float" office:value="1037" calcext:value-type="float">
            <text:p>1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PEN</text:p>
          </table:table-cell>
          <table:table-cell office:value-type="float" office:value="145" calcext:value-type="float">
            <text:p>145</text:p>
          </table:table-cell>
          <table:table-cell table:formula="of:=VLOOKUP([.C199];bv;2)" office:value-type="string" office:string-value="sud" calcext:value-type="string">
            <text:p>sud</text:p>
          </table:table-cell>
          <table:table-cell table:formula="of:=VLOOKUP([.G19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MEGRET</text:p>
          </table:table-cell>
          <table:table-cell office:value-type="float" office:value="28" calcext:value-type="float">
            <text:p>28</text:p>
          </table:table-cell>
          <table:table-cell table:formula="of:=VLOOKUP([.C200];bv;2)" office:value-type="string" office:string-value="sud" calcext:value-type="string">
            <text:p>sud</text:p>
          </table:table-cell>
          <table:table-cell table:formula="of:=VLOOKUP([.G20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7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EPAGE</text:p>
          </table:table-cell>
          <table:table-cell office:value-type="float" office:value="17" calcext:value-type="float">
            <text:p>17</text:p>
          </table:table-cell>
          <table:table-cell table:formula="of:=VLOOKUP([.C201];bv;2)" office:value-type="string" office:string-value="sud" calcext:value-type="string">
            <text:p>sud</text:p>
          </table:table-cell>
          <table:table-cell table:formula="of:=VLOOKUP([.G20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7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GLUCKSTEIN</text:p>
          </table:table-cell>
          <table:table-cell office:value-type="float" office:value="4" calcext:value-type="float">
            <text:p>4</text:p>
          </table:table-cell>
          <table:table-cell table:formula="of:=VLOOKUP([.C202];bv;2)" office:value-type="string" office:string-value="sud" calcext:value-type="string">
            <text:p>sud</text:p>
          </table:table-cell>
          <table:table-cell table:formula="of:=VLOOKUP([.G20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7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BAYROU</text:p>
          </table:table-cell>
          <table:table-cell office:value-type="float" office:value="45" calcext:value-type="float">
            <text:p>45</text:p>
          </table:table-cell>
          <table:table-cell table:formula="of:=VLOOKUP([.C203];bv;2)" office:value-type="string" office:string-value="sud" calcext:value-type="string">
            <text:p>sud</text:p>
          </table:table-cell>
          <table:table-cell table:formula="of:=VLOOKUP([.G20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HIRAC</text:p>
          </table:table-cell>
          <table:table-cell office:value-type="float" office:value="134" calcext:value-type="float">
            <text:p>134</text:p>
          </table:table-cell>
          <table:table-cell table:formula="of:=VLOOKUP([.C204];bv;2)" office:value-type="string" office:string-value="sud" calcext:value-type="string">
            <text:p>sud</text:p>
          </table:table-cell>
          <table:table-cell table:formula="of:=VLOOKUP([.G20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E PEN</text:p>
          </table:table-cell>
          <table:table-cell office:value-type="float" office:value="162" calcext:value-type="float">
            <text:p>162</text:p>
          </table:table-cell>
          <table:table-cell table:formula="of:=VLOOKUP([.C205];bv;2)" office:value-type="string" office:string-value="sud" calcext:value-type="string">
            <text:p>sud</text:p>
          </table:table-cell>
          <table:table-cell table:formula="of:=VLOOKUP([.G20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TAUBIRA</text:p>
          </table:table-cell>
          <table:table-cell office:value-type="float" office:value="25" calcext:value-type="float">
            <text:p>25</text:p>
          </table:table-cell>
          <table:table-cell table:formula="of:=VLOOKUP([.C206];bv;2)" office:value-type="string" office:string-value="sud" calcext:value-type="string">
            <text:p>sud</text:p>
          </table:table-cell>
          <table:table-cell table:formula="of:=VLOOKUP([.G20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AINT-JOSSE</text:p>
          </table:table-cell>
          <table:table-cell office:value-type="float" office:value="10" calcext:value-type="float">
            <text:p>10</text:p>
          </table:table-cell>
          <table:table-cell table:formula="of:=VLOOKUP([.C207];bv;2)" office:value-type="string" office:string-value="sud" calcext:value-type="string">
            <text:p>sud</text:p>
          </table:table-cell>
          <table:table-cell table:formula="of:=VLOOKUP([.G207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8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MAMERE</text:p>
          </table:table-cell>
          <table:table-cell office:value-type="float" office:value="43" calcext:value-type="float">
            <text:p>43</text:p>
          </table:table-cell>
          <table:table-cell table:formula="of:=VLOOKUP([.C208];bv;2)" office:value-type="string" office:string-value="sud" calcext:value-type="string">
            <text:p>sud</text:p>
          </table:table-cell>
          <table:table-cell table:formula="of:=VLOOKUP([.G20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8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JOSPIN</text:p>
          </table:table-cell>
          <table:table-cell office:value-type="float" office:value="145" calcext:value-type="float">
            <text:p>145</text:p>
          </table:table-cell>
          <table:table-cell table:formula="of:=VLOOKUP([.C209];bv;2)" office:value-type="string" office:string-value="sud" calcext:value-type="string">
            <text:p>sud</text:p>
          </table:table-cell>
          <table:table-cell table:formula="of:=VLOOKUP([.G20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8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BOUTIN</text:p>
          </table:table-cell>
          <table:table-cell office:value-type="float" office:value="10" calcext:value-type="float">
            <text:p>10</text:p>
          </table:table-cell>
          <table:table-cell table:formula="of:=VLOOKUP([.C210];bv;2)" office:value-type="string" office:string-value="sud" calcext:value-type="string">
            <text:p>sud</text:p>
          </table:table-cell>
          <table:table-cell table:formula="of:=VLOOKUP([.G21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8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HUE</text:p>
          </table:table-cell>
          <table:table-cell office:value-type="float" office:value="26" calcext:value-type="float">
            <text:p>26</text:p>
          </table:table-cell>
          <table:table-cell table:formula="of:=VLOOKUP([.C211];bv;2)" office:value-type="string" office:string-value="sud" calcext:value-type="string">
            <text:p>sud</text:p>
          </table:table-cell>
          <table:table-cell table:formula="of:=VLOOKUP([.G21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8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HEVENEMENT</text:p>
          </table:table-cell>
          <table:table-cell office:value-type="float" office:value="47" calcext:value-type="float">
            <text:p>47</text:p>
          </table:table-cell>
          <table:table-cell table:formula="of:=VLOOKUP([.C212];bv;2)" office:value-type="string" office:string-value="sud" calcext:value-type="string">
            <text:p>sud</text:p>
          </table:table-cell>
          <table:table-cell table:formula="of:=VLOOKUP([.G21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8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MADELIN</text:p>
          </table:table-cell>
          <table:table-cell office:value-type="float" office:value="17" calcext:value-type="float">
            <text:p>17</text:p>
          </table:table-cell>
          <table:table-cell table:formula="of:=VLOOKUP([.C213];bv;2)" office:value-type="string" office:string-value="sud" calcext:value-type="string">
            <text:p>sud</text:p>
          </table:table-cell>
          <table:table-cell table:formula="of:=VLOOKUP([.G21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8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AGUILLER</text:p>
          </table:table-cell>
          <table:table-cell office:value-type="float" office:value="52" calcext:value-type="float">
            <text:p>52</text:p>
          </table:table-cell>
          <table:table-cell table:formula="of:=VLOOKUP([.C214];bv;2)" office:value-type="string" office:string-value="sud" calcext:value-type="string">
            <text:p>sud</text:p>
          </table:table-cell>
          <table:table-cell table:formula="of:=VLOOKUP([.G21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8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BESANCENOT</text:p>
          </table:table-cell>
          <table:table-cell office:value-type="float" office:value="28" calcext:value-type="float">
            <text:p>28</text:p>
          </table:table-cell>
          <table:table-cell table:formula="of:=VLOOKUP([.C215];bv;2)" office:value-type="string" office:string-value="sud" calcext:value-type="string">
            <text:p>sud</text:p>
          </table:table-cell>
          <table:table-cell table:formula="of:=VLOOKUP([.G21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974" calcext:value-type="float">
            <text:p>97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CHIRAC</text:p>
          </table:table-cell>
          <table:table-cell office:value-type="float" office:value="745" calcext:value-type="float">
            <text:p>745</text:p>
          </table:table-cell>
          <table:table-cell table:formula="of:=VLOOKUP([.C216];bv;2)" office:value-type="string" office:string-value="sud" calcext:value-type="string">
            <text:p>sud</text:p>
          </table:table-cell>
          <table:table-cell table:formula="of:=VLOOKUP([.G21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974" calcext:value-type="float">
            <text:p>97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LE PEN</text:p>
          </table:table-cell>
          <table:table-cell office:value-type="float" office:value="177" calcext:value-type="float">
            <text:p>177</text:p>
          </table:table-cell>
          <table:table-cell table:formula="of:=VLOOKUP([.C217];bv;2)" office:value-type="string" office:string-value="sud" calcext:value-type="string">
            <text:p>sud</text:p>
          </table:table-cell>
          <table:table-cell table:formula="of:=VLOOKUP([.G21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8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MEGRET</text:p>
          </table:table-cell>
          <table:table-cell office:value-type="float" office:value="11" calcext:value-type="float">
            <text:p>11</text:p>
          </table:table-cell>
          <table:table-cell table:formula="of:=VLOOKUP([.C218];bv;2)" office:value-type="string" office:string-value="sud" calcext:value-type="string">
            <text:p>sud</text:p>
          </table:table-cell>
          <table:table-cell table:formula="of:=VLOOKUP([.G21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8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LEPAGE</text:p>
          </table:table-cell>
          <table:table-cell office:value-type="float" office:value="23" calcext:value-type="float">
            <text:p>23</text:p>
          </table:table-cell>
          <table:table-cell table:formula="of:=VLOOKUP([.C219];bv;2)" office:value-type="string" office:string-value="sud" calcext:value-type="string">
            <text:p>sud</text:p>
          </table:table-cell>
          <table:table-cell table:formula="of:=VLOOKUP([.G21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9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GLUCKSTEIN</text:p>
          </table:table-cell>
          <table:table-cell office:value-type="float" office:value="3" calcext:value-type="float">
            <text:p>3</text:p>
          </table:table-cell>
          <table:table-cell table:formula="of:=VLOOKUP([.C220];bv;2)" office:value-type="string" office:string-value="sud" calcext:value-type="string">
            <text:p>sud</text:p>
          </table:table-cell>
          <table:table-cell table:formula="of:=VLOOKUP([.G22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9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BAYROU</text:p>
          </table:table-cell>
          <table:table-cell office:value-type="float" office:value="37" calcext:value-type="float">
            <text:p>37</text:p>
          </table:table-cell>
          <table:table-cell table:formula="of:=VLOOKUP([.C221];bv;2)" office:value-type="string" office:string-value="sud" calcext:value-type="string">
            <text:p>sud</text:p>
          </table:table-cell>
          <table:table-cell table:formula="of:=VLOOKUP([.G22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9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HIRAC</text:p>
          </table:table-cell>
          <table:table-cell office:value-type="float" office:value="102" calcext:value-type="float">
            <text:p>102</text:p>
          </table:table-cell>
          <table:table-cell table:formula="of:=VLOOKUP([.C222];bv;2)" office:value-type="string" office:string-value="sud" calcext:value-type="string">
            <text:p>sud</text:p>
          </table:table-cell>
          <table:table-cell table:formula="of:=VLOOKUP([.G22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9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LE PEN</text:p>
          </table:table-cell>
          <table:table-cell office:value-type="float" office:value="159" calcext:value-type="float">
            <text:p>159</text:p>
          </table:table-cell>
          <table:table-cell table:formula="of:=VLOOKUP([.C223];bv;2)" office:value-type="string" office:string-value="sud" calcext:value-type="string">
            <text:p>sud</text:p>
          </table:table-cell>
          <table:table-cell table:formula="of:=VLOOKUP([.G22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9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TAUBIRA</text:p>
          </table:table-cell>
          <table:table-cell office:value-type="float" office:value="42" calcext:value-type="float">
            <text:p>42</text:p>
          </table:table-cell>
          <table:table-cell table:formula="of:=VLOOKUP([.C224];bv;2)" office:value-type="string" office:string-value="sud" calcext:value-type="string">
            <text:p>sud</text:p>
          </table:table-cell>
          <table:table-cell table:formula="of:=VLOOKUP([.G22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9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SAINT-JOSSE</text:p>
          </table:table-cell>
          <table:table-cell office:value-type="float" office:value="9" calcext:value-type="float">
            <text:p>9</text:p>
          </table:table-cell>
          <table:table-cell table:formula="of:=VLOOKUP([.C225];bv;2)" office:value-type="string" office:string-value="sud" calcext:value-type="string">
            <text:p>sud</text:p>
          </table:table-cell>
          <table:table-cell table:formula="of:=VLOOKUP([.G225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MAMERE</text:p>
          </table:table-cell>
          <table:table-cell office:value-type="float" office:value="39" calcext:value-type="float">
            <text:p>39</text:p>
          </table:table-cell>
          <table:table-cell table:formula="of:=VLOOKUP([.C226];bv;2)" office:value-type="string" office:string-value="sud" calcext:value-type="string">
            <text:p>sud</text:p>
          </table:table-cell>
          <table:table-cell table:formula="of:=VLOOKUP([.G22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9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JOSPIN</text:p>
          </table:table-cell>
          <table:table-cell office:value-type="float" office:value="146" calcext:value-type="float">
            <text:p>146</text:p>
          </table:table-cell>
          <table:table-cell table:formula="of:=VLOOKUP([.C227];bv;2)" office:value-type="string" office:string-value="sud" calcext:value-type="string">
            <text:p>sud</text:p>
          </table:table-cell>
          <table:table-cell table:formula="of:=VLOOKUP([.G22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9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228];bv;2)" office:value-type="string" office:string-value="sud" calcext:value-type="string">
            <text:p>sud</text:p>
          </table:table-cell>
          <table:table-cell table:formula="of:=VLOOKUP([.G22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HUE</text:p>
          </table:table-cell>
          <table:table-cell office:value-type="float" office:value="36" calcext:value-type="float">
            <text:p>36</text:p>
          </table:table-cell>
          <table:table-cell table:formula="of:=VLOOKUP([.C229];bv;2)" office:value-type="string" office:string-value="sud" calcext:value-type="string">
            <text:p>sud</text:p>
          </table:table-cell>
          <table:table-cell table:formula="of:=VLOOKUP([.G22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0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HEVENEMENT</text:p>
          </table:table-cell>
          <table:table-cell office:value-type="float" office:value="62" calcext:value-type="float">
            <text:p>62</text:p>
          </table:table-cell>
          <table:table-cell table:formula="of:=VLOOKUP([.C230];bv;2)" office:value-type="string" office:string-value="sud" calcext:value-type="string">
            <text:p>sud</text:p>
          </table:table-cell>
          <table:table-cell table:formula="of:=VLOOKUP([.G23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0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MADELIN</text:p>
          </table:table-cell>
          <table:table-cell office:value-type="float" office:value="26" calcext:value-type="float">
            <text:p>26</text:p>
          </table:table-cell>
          <table:table-cell table:formula="of:=VLOOKUP([.C231];bv;2)" office:value-type="string" office:string-value="sud" calcext:value-type="string">
            <text:p>sud</text:p>
          </table:table-cell>
          <table:table-cell table:formula="of:=VLOOKUP([.G23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0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LAGUILLER</text:p>
          </table:table-cell>
          <table:table-cell office:value-type="float" office:value="37" calcext:value-type="float">
            <text:p>37</text:p>
          </table:table-cell>
          <table:table-cell table:formula="of:=VLOOKUP([.C232];bv;2)" office:value-type="string" office:string-value="sud" calcext:value-type="string">
            <text:p>sud</text:p>
          </table:table-cell>
          <table:table-cell table:formula="of:=VLOOKUP([.G23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0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BESANCENOT</text:p>
          </table:table-cell>
          <table:table-cell office:value-type="float" office:value="32" calcext:value-type="float">
            <text:p>32</text:p>
          </table:table-cell>
          <table:table-cell table:formula="of:=VLOOKUP([.C233];bv;2)" office:value-type="string" office:string-value="sud" calcext:value-type="string">
            <text:p>sud</text:p>
          </table:table-cell>
          <table:table-cell table:formula="of:=VLOOKUP([.G23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943" calcext:value-type="float">
            <text:p>94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CHIRAC</text:p>
          </table:table-cell>
          <table:table-cell office:value-type="float" office:value="726" calcext:value-type="float">
            <text:p>726</text:p>
          </table:table-cell>
          <table:table-cell table:formula="of:=VLOOKUP([.C234];bv;2)" office:value-type="string" office:string-value="sud" calcext:value-type="string">
            <text:p>sud</text:p>
          </table:table-cell>
          <table:table-cell table:formula="of:=VLOOKUP([.G23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943" calcext:value-type="float">
            <text:p>94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LE PEN</text:p>
          </table:table-cell>
          <table:table-cell office:value-type="float" office:value="177" calcext:value-type="float">
            <text:p>177</text:p>
          </table:table-cell>
          <table:table-cell table:formula="of:=VLOOKUP([.C235];bv;2)" office:value-type="string" office:string-value="sud" calcext:value-type="string">
            <text:p>sud</text:p>
          </table:table-cell>
          <table:table-cell table:formula="of:=VLOOKUP([.G23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0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EGRET</text:p>
          </table:table-cell>
          <table:table-cell office:value-type="float" office:value="21" calcext:value-type="float">
            <text:p>21</text:p>
          </table:table-cell>
          <table:table-cell table:formula="of:=VLOOKUP([.C236];bv;2)" office:value-type="string" office:string-value="sud" calcext:value-type="string">
            <text:p>sud</text:p>
          </table:table-cell>
          <table:table-cell table:formula="of:=VLOOKUP([.G23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0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EPAGE</text:p>
          </table:table-cell>
          <table:table-cell office:value-type="float" office:value="9" calcext:value-type="float">
            <text:p>9</text:p>
          </table:table-cell>
          <table:table-cell table:formula="of:=VLOOKUP([.C237];bv;2)" office:value-type="string" office:string-value="sud" calcext:value-type="string">
            <text:p>sud</text:p>
          </table:table-cell>
          <table:table-cell table:formula="of:=VLOOKUP([.G23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0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GLUCKSTEIN</text:p>
          </table:table-cell>
          <table:table-cell office:value-type="float" office:value="1" calcext:value-type="float">
            <text:p>1</text:p>
          </table:table-cell>
          <table:table-cell table:formula="of:=VLOOKUP([.C238];bv;2)" office:value-type="string" office:string-value="sud" calcext:value-type="string">
            <text:p>sud</text:p>
          </table:table-cell>
          <table:table-cell table:formula="of:=VLOOKUP([.G23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0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AYROU</text:p>
          </table:table-cell>
          <table:table-cell office:value-type="float" office:value="29" calcext:value-type="float">
            <text:p>29</text:p>
          </table:table-cell>
          <table:table-cell table:formula="of:=VLOOKUP([.C239];bv;2)" office:value-type="string" office:string-value="sud" calcext:value-type="string">
            <text:p>sud</text:p>
          </table:table-cell>
          <table:table-cell table:formula="of:=VLOOKUP([.G23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0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CHIRAC</text:p>
          </table:table-cell>
          <table:table-cell office:value-type="float" office:value="111" calcext:value-type="float">
            <text:p>111</text:p>
          </table:table-cell>
          <table:table-cell table:formula="of:=VLOOKUP([.C240];bv;2)" office:value-type="string" office:string-value="sud" calcext:value-type="string">
            <text:p>sud</text:p>
          </table:table-cell>
          <table:table-cell table:formula="of:=VLOOKUP([.G24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0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E PEN</text:p>
          </table:table-cell>
          <table:table-cell office:value-type="float" office:value="132" calcext:value-type="float">
            <text:p>132</text:p>
          </table:table-cell>
          <table:table-cell table:formula="of:=VLOOKUP([.C241];bv;2)" office:value-type="string" office:string-value="sud" calcext:value-type="string">
            <text:p>sud</text:p>
          </table:table-cell>
          <table:table-cell table:formula="of:=VLOOKUP([.G24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1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TAUBIRA</text:p>
          </table:table-cell>
          <table:table-cell office:value-type="float" office:value="55" calcext:value-type="float">
            <text:p>55</text:p>
          </table:table-cell>
          <table:table-cell table:formula="of:=VLOOKUP([.C242];bv;2)" office:value-type="string" office:string-value="sud" calcext:value-type="string">
            <text:p>sud</text:p>
          </table:table-cell>
          <table:table-cell table:formula="of:=VLOOKUP([.G24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1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SAINT-JOSSE</text:p>
          </table:table-cell>
          <table:table-cell office:value-type="float" office:value="8" calcext:value-type="float">
            <text:p>8</text:p>
          </table:table-cell>
          <table:table-cell table:formula="of:=VLOOKUP([.C243];bv;2)" office:value-type="string" office:string-value="sud" calcext:value-type="string">
            <text:p>sud</text:p>
          </table:table-cell>
          <table:table-cell table:formula="of:=VLOOKUP([.G243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1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AMERE</text:p>
          </table:table-cell>
          <table:table-cell office:value-type="float" office:value="37" calcext:value-type="float">
            <text:p>37</text:p>
          </table:table-cell>
          <table:table-cell table:formula="of:=VLOOKUP([.C244];bv;2)" office:value-type="string" office:string-value="sud" calcext:value-type="string">
            <text:p>sud</text:p>
          </table:table-cell>
          <table:table-cell table:formula="of:=VLOOKUP([.G24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1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JOSPIN</text:p>
          </table:table-cell>
          <table:table-cell office:value-type="float" office:value="140" calcext:value-type="float">
            <text:p>140</text:p>
          </table:table-cell>
          <table:table-cell table:formula="of:=VLOOKUP([.C245];bv;2)" office:value-type="string" office:string-value="sud" calcext:value-type="string">
            <text:p>sud</text:p>
          </table:table-cell>
          <table:table-cell table:formula="of:=VLOOKUP([.G24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1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OUTIN</text:p>
          </table:table-cell>
          <table:table-cell office:value-type="float" office:value="9" calcext:value-type="float">
            <text:p>9</text:p>
          </table:table-cell>
          <table:table-cell table:formula="of:=VLOOKUP([.C246];bv;2)" office:value-type="string" office:string-value="sud" calcext:value-type="string">
            <text:p>sud</text:p>
          </table:table-cell>
          <table:table-cell table:formula="of:=VLOOKUP([.G24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1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HUE</text:p>
          </table:table-cell>
          <table:table-cell office:value-type="float" office:value="37" calcext:value-type="float">
            <text:p>37</text:p>
          </table:table-cell>
          <table:table-cell table:formula="of:=VLOOKUP([.C247];bv;2)" office:value-type="string" office:string-value="sud" calcext:value-type="string">
            <text:p>sud</text:p>
          </table:table-cell>
          <table:table-cell table:formula="of:=VLOOKUP([.G24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1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CHEVENEMENT</text:p>
          </table:table-cell>
          <table:table-cell office:value-type="float" office:value="36" calcext:value-type="float">
            <text:p>36</text:p>
          </table:table-cell>
          <table:table-cell table:formula="of:=VLOOKUP([.C248];bv;2)" office:value-type="string" office:string-value="sud" calcext:value-type="string">
            <text:p>sud</text:p>
          </table:table-cell>
          <table:table-cell table:formula="of:=VLOOKUP([.G24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1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ADELIN</text:p>
          </table:table-cell>
          <table:table-cell office:value-type="float" office:value="21" calcext:value-type="float">
            <text:p>21</text:p>
          </table:table-cell>
          <table:table-cell table:formula="of:=VLOOKUP([.C249];bv;2)" office:value-type="string" office:string-value="sud" calcext:value-type="string">
            <text:p>sud</text:p>
          </table:table-cell>
          <table:table-cell table:formula="of:=VLOOKUP([.G24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1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AGUILLER</text:p>
          </table:table-cell>
          <table:table-cell office:value-type="float" office:value="63" calcext:value-type="float">
            <text:p>63</text:p>
          </table:table-cell>
          <table:table-cell table:formula="of:=VLOOKUP([.C250];bv;2)" office:value-type="string" office:string-value="sud" calcext:value-type="string">
            <text:p>sud</text:p>
          </table:table-cell>
          <table:table-cell table:formula="of:=VLOOKUP([.G25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ESANCENOT</text:p>
          </table:table-cell>
          <table:table-cell office:value-type="float" office:value="17" calcext:value-type="float">
            <text:p>17</text:p>
          </table:table-cell>
          <table:table-cell table:formula="of:=VLOOKUP([.C251];bv;2)" office:value-type="string" office:string-value="sud" calcext:value-type="string">
            <text:p>sud</text:p>
          </table:table-cell>
          <table:table-cell table:formula="of:=VLOOKUP([.G25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860" calcext:value-type="float">
            <text:p>86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HIRAC</text:p>
          </table:table-cell>
          <table:table-cell office:value-type="float" office:value="651" calcext:value-type="float">
            <text:p>651</text:p>
          </table:table-cell>
          <table:table-cell table:formula="of:=VLOOKUP([.C252];bv;2)" office:value-type="string" office:string-value="sud" calcext:value-type="string">
            <text:p>sud</text:p>
          </table:table-cell>
          <table:table-cell table:formula="of:=VLOOKUP([.G25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860" calcext:value-type="float">
            <text:p>86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E PEN</text:p>
          </table:table-cell>
          <table:table-cell office:value-type="float" office:value="154" calcext:value-type="float">
            <text:p>154</text:p>
          </table:table-cell>
          <table:table-cell table:formula="of:=VLOOKUP([.C253];bv;2)" office:value-type="string" office:string-value="sud" calcext:value-type="string">
            <text:p>sud</text:p>
          </table:table-cell>
          <table:table-cell table:formula="of:=VLOOKUP([.G25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2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MEGRET</text:p>
          </table:table-cell>
          <table:table-cell office:value-type="float" office:value="28" calcext:value-type="float">
            <text:p>28</text:p>
          </table:table-cell>
          <table:table-cell table:formula="of:=VLOOKUP([.C254];bv;2)" office:value-type="string" office:string-value="sud" calcext:value-type="string">
            <text:p>sud</text:p>
          </table:table-cell>
          <table:table-cell table:formula="of:=VLOOKUP([.G25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2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EPAGE</text:p>
          </table:table-cell>
          <table:table-cell office:value-type="float" office:value="14" calcext:value-type="float">
            <text:p>14</text:p>
          </table:table-cell>
          <table:table-cell table:formula="of:=VLOOKUP([.C255];bv;2)" office:value-type="string" office:string-value="sud" calcext:value-type="string">
            <text:p>sud</text:p>
          </table:table-cell>
          <table:table-cell table:formula="of:=VLOOKUP([.G25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2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GLUCKSTEIN</text:p>
          </table:table-cell>
          <table:table-cell office:value-type="float" office:value="7" calcext:value-type="float">
            <text:p>7</text:p>
          </table:table-cell>
          <table:table-cell table:formula="of:=VLOOKUP([.C256];bv;2)" office:value-type="string" office:string-value="sud" calcext:value-type="string">
            <text:p>sud</text:p>
          </table:table-cell>
          <table:table-cell table:formula="of:=VLOOKUP([.G25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2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BAYROU</text:p>
          </table:table-cell>
          <table:table-cell office:value-type="float" office:value="39" calcext:value-type="float">
            <text:p>39</text:p>
          </table:table-cell>
          <table:table-cell table:formula="of:=VLOOKUP([.C257];bv;2)" office:value-type="string" office:string-value="sud" calcext:value-type="string">
            <text:p>sud</text:p>
          </table:table-cell>
          <table:table-cell table:formula="of:=VLOOKUP([.G25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2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CHIRAC</text:p>
          </table:table-cell>
          <table:table-cell office:value-type="float" office:value="156" calcext:value-type="float">
            <text:p>156</text:p>
          </table:table-cell>
          <table:table-cell table:formula="of:=VLOOKUP([.C258];bv;2)" office:value-type="string" office:string-value="sud" calcext:value-type="string">
            <text:p>sud</text:p>
          </table:table-cell>
          <table:table-cell table:formula="of:=VLOOKUP([.G25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2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E PEN</text:p>
          </table:table-cell>
          <table:table-cell office:value-type="float" office:value="207" calcext:value-type="float">
            <text:p>207</text:p>
          </table:table-cell>
          <table:table-cell table:formula="of:=VLOOKUP([.C259];bv;2)" office:value-type="string" office:string-value="sud" calcext:value-type="string">
            <text:p>sud</text:p>
          </table:table-cell>
          <table:table-cell table:formula="of:=VLOOKUP([.G25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2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TAUBIRA</text:p>
          </table:table-cell>
          <table:table-cell office:value-type="float" office:value="29" calcext:value-type="float">
            <text:p>29</text:p>
          </table:table-cell>
          <table:table-cell table:formula="of:=VLOOKUP([.C260];bv;2)" office:value-type="string" office:string-value="sud" calcext:value-type="string">
            <text:p>sud</text:p>
          </table:table-cell>
          <table:table-cell table:formula="of:=VLOOKUP([.G26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2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AINT-JOSSE</text:p>
          </table:table-cell>
          <table:table-cell office:value-type="float" office:value="12" calcext:value-type="float">
            <text:p>12</text:p>
          </table:table-cell>
          <table:table-cell table:formula="of:=VLOOKUP([.C261];bv;2)" office:value-type="string" office:string-value="sud" calcext:value-type="string">
            <text:p>sud</text:p>
          </table:table-cell>
          <table:table-cell table:formula="of:=VLOOKUP([.G261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2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MAMERE</text:p>
          </table:table-cell>
          <table:table-cell office:value-type="float" office:value="52" calcext:value-type="float">
            <text:p>52</text:p>
          </table:table-cell>
          <table:table-cell table:formula="of:=VLOOKUP([.C262];bv;2)" office:value-type="string" office:string-value="sud" calcext:value-type="string">
            <text:p>sud</text:p>
          </table:table-cell>
          <table:table-cell table:formula="of:=VLOOKUP([.G26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2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JOSPIN</text:p>
          </table:table-cell>
          <table:table-cell office:value-type="float" office:value="135" calcext:value-type="float">
            <text:p>135</text:p>
          </table:table-cell>
          <table:table-cell table:formula="of:=VLOOKUP([.C263];bv;2)" office:value-type="string" office:string-value="sud" calcext:value-type="string">
            <text:p>sud</text:p>
          </table:table-cell>
          <table:table-cell table:formula="of:=VLOOKUP([.G26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3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264];bv;2)" office:value-type="string" office:string-value="sud" calcext:value-type="string">
            <text:p>sud</text:p>
          </table:table-cell>
          <table:table-cell table:formula="of:=VLOOKUP([.G26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3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HUE</text:p>
          </table:table-cell>
          <table:table-cell office:value-type="float" office:value="37" calcext:value-type="float">
            <text:p>37</text:p>
          </table:table-cell>
          <table:table-cell table:formula="of:=VLOOKUP([.C265];bv;2)" office:value-type="string" office:string-value="sud" calcext:value-type="string">
            <text:p>sud</text:p>
          </table:table-cell>
          <table:table-cell table:formula="of:=VLOOKUP([.G26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CHEVENEMENT</text:p>
          </table:table-cell>
          <table:table-cell office:value-type="float" office:value="54" calcext:value-type="float">
            <text:p>54</text:p>
          </table:table-cell>
          <table:table-cell table:formula="of:=VLOOKUP([.C266];bv;2)" office:value-type="string" office:string-value="sud" calcext:value-type="string">
            <text:p>sud</text:p>
          </table:table-cell>
          <table:table-cell table:formula="of:=VLOOKUP([.G26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MADELIN</text:p>
          </table:table-cell>
          <table:table-cell office:value-type="float" office:value="44" calcext:value-type="float">
            <text:p>44</text:p>
          </table:table-cell>
          <table:table-cell table:formula="of:=VLOOKUP([.C267];bv;2)" office:value-type="string" office:string-value="sud" calcext:value-type="string">
            <text:p>sud</text:p>
          </table:table-cell>
          <table:table-cell table:formula="of:=VLOOKUP([.G26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AGUILLER</text:p>
          </table:table-cell>
          <table:table-cell office:value-type="float" office:value="52" calcext:value-type="float">
            <text:p>52</text:p>
          </table:table-cell>
          <table:table-cell table:formula="of:=VLOOKUP([.C268];bv;2)" office:value-type="string" office:string-value="sud" calcext:value-type="string">
            <text:p>sud</text:p>
          </table:table-cell>
          <table:table-cell table:formula="of:=VLOOKUP([.G26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3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BESANCENOT</text:p>
          </table:table-cell>
          <table:table-cell office:value-type="float" office:value="37" calcext:value-type="float">
            <text:p>37</text:p>
          </table:table-cell>
          <table:table-cell table:formula="of:=VLOOKUP([.C269];bv;2)" office:value-type="string" office:string-value="sud" calcext:value-type="string">
            <text:p>sud</text:p>
          </table:table-cell>
          <table:table-cell table:formula="of:=VLOOKUP([.G26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1101" calcext:value-type="float">
            <text:p>110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CHIRAC</text:p>
          </table:table-cell>
          <table:table-cell office:value-type="float" office:value="822" calcext:value-type="float">
            <text:p>822</text:p>
          </table:table-cell>
          <table:table-cell table:formula="of:=VLOOKUP([.C270];bv;2)" office:value-type="string" office:string-value="sud" calcext:value-type="string">
            <text:p>sud</text:p>
          </table:table-cell>
          <table:table-cell table:formula="of:=VLOOKUP([.G27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1101" calcext:value-type="float">
            <text:p>110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 PEN</text:p>
          </table:table-cell>
          <table:table-cell office:value-type="float" office:value="220" calcext:value-type="float">
            <text:p>220</text:p>
          </table:table-cell>
          <table:table-cell table:formula="of:=VLOOKUP([.C271];bv;2)" office:value-type="string" office:string-value="sud" calcext:value-type="string">
            <text:p>sud</text:p>
          </table:table-cell>
          <table:table-cell table:formula="of:=VLOOKUP([.G27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3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MEGRET</text:p>
          </table:table-cell>
          <table:table-cell office:value-type="float" office:value="23" calcext:value-type="float">
            <text:p>23</text:p>
          </table:table-cell>
          <table:table-cell table:formula="of:=VLOOKUP([.C272];bv;2)" office:value-type="string" office:string-value="sud" calcext:value-type="string">
            <text:p>sud</text:p>
          </table:table-cell>
          <table:table-cell table:formula="of:=VLOOKUP([.G27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LEPAGE</text:p>
          </table:table-cell>
          <table:table-cell office:value-type="float" office:value="11" calcext:value-type="float">
            <text:p>11</text:p>
          </table:table-cell>
          <table:table-cell table:formula="of:=VLOOKUP([.C273];bv;2)" office:value-type="string" office:string-value="sud" calcext:value-type="string">
            <text:p>sud</text:p>
          </table:table-cell>
          <table:table-cell table:formula="of:=VLOOKUP([.G27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GLUCKSTEIN</text:p>
          </table:table-cell>
          <table:table-cell office:value-type="float" office:value="8" calcext:value-type="float">
            <text:p>8</text:p>
          </table:table-cell>
          <table:table-cell table:formula="of:=VLOOKUP([.C274];bv;2)" office:value-type="string" office:string-value="sud" calcext:value-type="string">
            <text:p>sud</text:p>
          </table:table-cell>
          <table:table-cell table:formula="of:=VLOOKUP([.G27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AYROU</text:p>
          </table:table-cell>
          <table:table-cell office:value-type="float" office:value="52" calcext:value-type="float">
            <text:p>52</text:p>
          </table:table-cell>
          <table:table-cell table:formula="of:=VLOOKUP([.C275];bv;2)" office:value-type="string" office:string-value="sud" calcext:value-type="string">
            <text:p>sud</text:p>
          </table:table-cell>
          <table:table-cell table:formula="of:=VLOOKUP([.G27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4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CHIRAC</text:p>
          </table:table-cell>
          <table:table-cell office:value-type="float" office:value="134" calcext:value-type="float">
            <text:p>134</text:p>
          </table:table-cell>
          <table:table-cell table:formula="of:=VLOOKUP([.C276];bv;2)" office:value-type="string" office:string-value="sud" calcext:value-type="string">
            <text:p>sud</text:p>
          </table:table-cell>
          <table:table-cell table:formula="of:=VLOOKUP([.G27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4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LE PEN</text:p>
          </table:table-cell>
          <table:table-cell office:value-type="float" office:value="149" calcext:value-type="float">
            <text:p>149</text:p>
          </table:table-cell>
          <table:table-cell table:formula="of:=VLOOKUP([.C277];bv;2)" office:value-type="string" office:string-value="sud" calcext:value-type="string">
            <text:p>sud</text:p>
          </table:table-cell>
          <table:table-cell table:formula="of:=VLOOKUP([.G27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4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TAUBIRA</text:p>
          </table:table-cell>
          <table:table-cell office:value-type="float" office:value="22" calcext:value-type="float">
            <text:p>22</text:p>
          </table:table-cell>
          <table:table-cell table:formula="of:=VLOOKUP([.C278];bv;2)" office:value-type="string" office:string-value="sud" calcext:value-type="string">
            <text:p>sud</text:p>
          </table:table-cell>
          <table:table-cell table:formula="of:=VLOOKUP([.G27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4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SAINT-JOSSE</text:p>
          </table:table-cell>
          <table:table-cell office:value-type="float" office:value="15" calcext:value-type="float">
            <text:p>15</text:p>
          </table:table-cell>
          <table:table-cell table:formula="of:=VLOOKUP([.C279];bv;2)" office:value-type="string" office:string-value="sud" calcext:value-type="string">
            <text:p>sud</text:p>
          </table:table-cell>
          <table:table-cell table:formula="of:=VLOOKUP([.G279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4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MAMERE</text:p>
          </table:table-cell>
          <table:table-cell office:value-type="float" office:value="63" calcext:value-type="float">
            <text:p>63</text:p>
          </table:table-cell>
          <table:table-cell table:formula="of:=VLOOKUP([.C280];bv;2)" office:value-type="string" office:string-value="sud" calcext:value-type="string">
            <text:p>sud</text:p>
          </table:table-cell>
          <table:table-cell table:formula="of:=VLOOKUP([.G28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4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JOSPIN</text:p>
          </table:table-cell>
          <table:table-cell office:value-type="float" office:value="171" calcext:value-type="float">
            <text:p>171</text:p>
          </table:table-cell>
          <table:table-cell table:formula="of:=VLOOKUP([.C281];bv;2)" office:value-type="string" office:string-value="sud" calcext:value-type="string">
            <text:p>sud</text:p>
          </table:table-cell>
          <table:table-cell table:formula="of:=VLOOKUP([.G28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4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OUTIN</text:p>
          </table:table-cell>
          <table:table-cell office:value-type="float" office:value="9" calcext:value-type="float">
            <text:p>9</text:p>
          </table:table-cell>
          <table:table-cell table:formula="of:=VLOOKUP([.C282];bv;2)" office:value-type="string" office:string-value="sud" calcext:value-type="string">
            <text:p>sud</text:p>
          </table:table-cell>
          <table:table-cell table:formula="of:=VLOOKUP([.G28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4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HUE</text:p>
          </table:table-cell>
          <table:table-cell office:value-type="float" office:value="26" calcext:value-type="float">
            <text:p>26</text:p>
          </table:table-cell>
          <table:table-cell table:formula="of:=VLOOKUP([.C283];bv;2)" office:value-type="string" office:string-value="sud" calcext:value-type="string">
            <text:p>sud</text:p>
          </table:table-cell>
          <table:table-cell table:formula="of:=VLOOKUP([.G28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4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CHEVENEMENT</text:p>
          </table:table-cell>
          <table:table-cell office:value-type="float" office:value="61" calcext:value-type="float">
            <text:p>61</text:p>
          </table:table-cell>
          <table:table-cell table:formula="of:=VLOOKUP([.C284];bv;2)" office:value-type="string" office:string-value="sud" calcext:value-type="string">
            <text:p>sud</text:p>
          </table:table-cell>
          <table:table-cell table:formula="of:=VLOOKUP([.G28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4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MADELIN</text:p>
          </table:table-cell>
          <table:table-cell office:value-type="float" office:value="20" calcext:value-type="float">
            <text:p>20</text:p>
          </table:table-cell>
          <table:table-cell table:formula="of:=VLOOKUP([.C285];bv;2)" office:value-type="string" office:string-value="sud" calcext:value-type="string">
            <text:p>sud</text:p>
          </table:table-cell>
          <table:table-cell table:formula="of:=VLOOKUP([.G28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LAGUILLER</text:p>
          </table:table-cell>
          <table:table-cell office:value-type="float" office:value="49" calcext:value-type="float">
            <text:p>49</text:p>
          </table:table-cell>
          <table:table-cell table:formula="of:=VLOOKUP([.C286];bv;2)" office:value-type="string" office:string-value="sud" calcext:value-type="string">
            <text:p>sud</text:p>
          </table:table-cell>
          <table:table-cell table:formula="of:=VLOOKUP([.G28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5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ESANCENOT</text:p>
          </table:table-cell>
          <table:table-cell office:value-type="float" office:value="35" calcext:value-type="float">
            <text:p>35</text:p>
          </table:table-cell>
          <table:table-cell table:formula="of:=VLOOKUP([.C287];bv;2)" office:value-type="string" office:string-value="sud" calcext:value-type="string">
            <text:p>sud</text:p>
          </table:table-cell>
          <table:table-cell table:formula="of:=VLOOKUP([.G28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990" calcext:value-type="float">
            <text:p>99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CHIRAC</text:p>
          </table:table-cell>
          <table:table-cell office:value-type="float" office:value="757" calcext:value-type="float">
            <text:p>757</text:p>
          </table:table-cell>
          <table:table-cell table:formula="of:=VLOOKUP([.C288];bv;2)" office:value-type="string" office:string-value="sud" calcext:value-type="string">
            <text:p>sud</text:p>
          </table:table-cell>
          <table:table-cell table:formula="of:=VLOOKUP([.G28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990" calcext:value-type="float">
            <text:p>99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LE PEN</text:p>
          </table:table-cell>
          <table:table-cell office:value-type="float" office:value="184" calcext:value-type="float">
            <text:p>184</text:p>
          </table:table-cell>
          <table:table-cell table:formula="of:=VLOOKUP([.C289];bv;2)" office:value-type="string" office:string-value="sud" calcext:value-type="string">
            <text:p>sud</text:p>
          </table:table-cell>
          <table:table-cell table:formula="of:=VLOOKUP([.G28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EGRET</text:p>
          </table:table-cell>
          <table:table-cell office:value-type="float" office:value="11" calcext:value-type="float">
            <text:p>11</text:p>
          </table:table-cell>
          <table:table-cell table:formula="of:=VLOOKUP([.C290];bv;2)" office:value-type="string" office:string-value="sud" calcext:value-type="string">
            <text:p>sud</text:p>
          </table:table-cell>
          <table:table-cell table:formula="of:=VLOOKUP([.G29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LEPAGE</text:p>
          </table:table-cell>
          <table:table-cell office:value-type="float" office:value="4" calcext:value-type="float">
            <text:p>4</text:p>
          </table:table-cell>
          <table:table-cell table:formula="of:=VLOOKUP([.C291];bv;2)" office:value-type="string" office:string-value="sud" calcext:value-type="string">
            <text:p>sud</text:p>
          </table:table-cell>
          <table:table-cell table:formula="of:=VLOOKUP([.G29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5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GLUCKSTEIN</text:p>
          </table:table-cell>
          <table:table-cell office:value-type="float" office:value="5" calcext:value-type="float">
            <text:p>5</text:p>
          </table:table-cell>
          <table:table-cell table:formula="of:=VLOOKUP([.C292];bv;2)" office:value-type="string" office:string-value="sud" calcext:value-type="string">
            <text:p>sud</text:p>
          </table:table-cell>
          <table:table-cell table:formula="of:=VLOOKUP([.G29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5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AYROU</text:p>
          </table:table-cell>
          <table:table-cell office:value-type="float" office:value="25" calcext:value-type="float">
            <text:p>25</text:p>
          </table:table-cell>
          <table:table-cell table:formula="of:=VLOOKUP([.C293];bv;2)" office:value-type="string" office:string-value="sud" calcext:value-type="string">
            <text:p>sud</text:p>
          </table:table-cell>
          <table:table-cell table:formula="of:=VLOOKUP([.G29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HIRAC</text:p>
          </table:table-cell>
          <table:table-cell office:value-type="float" office:value="72" calcext:value-type="float">
            <text:p>72</text:p>
          </table:table-cell>
          <table:table-cell table:formula="of:=VLOOKUP([.C294];bv;2)" office:value-type="string" office:string-value="sud" calcext:value-type="string">
            <text:p>sud</text:p>
          </table:table-cell>
          <table:table-cell table:formula="of:=VLOOKUP([.G29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LE PEN</text:p>
          </table:table-cell>
          <table:table-cell office:value-type="float" office:value="93" calcext:value-type="float">
            <text:p>93</text:p>
          </table:table-cell>
          <table:table-cell table:formula="of:=VLOOKUP([.C295];bv;2)" office:value-type="string" office:string-value="sud" calcext:value-type="string">
            <text:p>sud</text:p>
          </table:table-cell>
          <table:table-cell table:formula="of:=VLOOKUP([.G29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TAUBIRA</text:p>
          </table:table-cell>
          <table:table-cell office:value-type="float" office:value="28" calcext:value-type="float">
            <text:p>28</text:p>
          </table:table-cell>
          <table:table-cell table:formula="of:=VLOOKUP([.C296];bv;2)" office:value-type="string" office:string-value="sud" calcext:value-type="string">
            <text:p>sud</text:p>
          </table:table-cell>
          <table:table-cell table:formula="of:=VLOOKUP([.G29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AINT-JOSSE</text:p>
          </table:table-cell>
          <table:table-cell office:value-type="float" office:value="5" calcext:value-type="float">
            <text:p>5</text:p>
          </table:table-cell>
          <table:table-cell table:formula="of:=VLOOKUP([.C297];bv;2)" office:value-type="string" office:string-value="sud" calcext:value-type="string">
            <text:p>sud</text:p>
          </table:table-cell>
          <table:table-cell table:formula="of:=VLOOKUP([.G297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6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AMERE</text:p>
          </table:table-cell>
          <table:table-cell office:value-type="float" office:value="36" calcext:value-type="float">
            <text:p>36</text:p>
          </table:table-cell>
          <table:table-cell table:formula="of:=VLOOKUP([.C298];bv;2)" office:value-type="string" office:string-value="sud" calcext:value-type="string">
            <text:p>sud</text:p>
          </table:table-cell>
          <table:table-cell table:formula="of:=VLOOKUP([.G29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6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JOSPIN</text:p>
          </table:table-cell>
          <table:table-cell office:value-type="float" office:value="97" calcext:value-type="float">
            <text:p>97</text:p>
          </table:table-cell>
          <table:table-cell table:formula="of:=VLOOKUP([.C299];bv;2)" office:value-type="string" office:string-value="sud" calcext:value-type="string">
            <text:p>sud</text:p>
          </table:table-cell>
          <table:table-cell table:formula="of:=VLOOKUP([.G29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6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OUTIN</text:p>
          </table:table-cell>
          <table:table-cell office:value-type="float" office:value="0" calcext:value-type="float">
            <text:p>0</text:p>
          </table:table-cell>
          <table:table-cell table:formula="of:=VLOOKUP([.C300];bv;2)" office:value-type="string" office:string-value="sud" calcext:value-type="string">
            <text:p>sud</text:p>
          </table:table-cell>
          <table:table-cell table:formula="of:=VLOOKUP([.G30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6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UE</text:p>
          </table:table-cell>
          <table:table-cell office:value-type="float" office:value="27" calcext:value-type="float">
            <text:p>27</text:p>
          </table:table-cell>
          <table:table-cell table:formula="of:=VLOOKUP([.C301];bv;2)" office:value-type="string" office:string-value="sud" calcext:value-type="string">
            <text:p>sud</text:p>
          </table:table-cell>
          <table:table-cell table:formula="of:=VLOOKUP([.G30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6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HEVENEMENT</text:p>
          </table:table-cell>
          <table:table-cell office:value-type="float" office:value="42" calcext:value-type="float">
            <text:p>42</text:p>
          </table:table-cell>
          <table:table-cell table:formula="of:=VLOOKUP([.C302];bv;2)" office:value-type="string" office:string-value="sud" calcext:value-type="string">
            <text:p>sud</text:p>
          </table:table-cell>
          <table:table-cell table:formula="of:=VLOOKUP([.G30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6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ADELIN</text:p>
          </table:table-cell>
          <table:table-cell office:value-type="float" office:value="25" calcext:value-type="float">
            <text:p>25</text:p>
          </table:table-cell>
          <table:table-cell table:formula="of:=VLOOKUP([.C303];bv;2)" office:value-type="string" office:string-value="sud" calcext:value-type="string">
            <text:p>sud</text:p>
          </table:table-cell>
          <table:table-cell table:formula="of:=VLOOKUP([.G30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6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LAGUILLER</text:p>
          </table:table-cell>
          <table:table-cell office:value-type="float" office:value="40" calcext:value-type="float">
            <text:p>40</text:p>
          </table:table-cell>
          <table:table-cell table:formula="of:=VLOOKUP([.C304];bv;2)" office:value-type="string" office:string-value="sud" calcext:value-type="string">
            <text:p>sud</text:p>
          </table:table-cell>
          <table:table-cell table:formula="of:=VLOOKUP([.G30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6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ESANCENOT</text:p>
          </table:table-cell>
          <table:table-cell office:value-type="float" office:value="22" calcext:value-type="float">
            <text:p>22</text:p>
          </table:table-cell>
          <table:table-cell table:formula="of:=VLOOKUP([.C305];bv;2)" office:value-type="string" office:string-value="sud" calcext:value-type="string">
            <text:p>sud</text:p>
          </table:table-cell>
          <table:table-cell table:formula="of:=VLOOKUP([.G30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5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621" calcext:value-type="float">
            <text:p>62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CHIRAC</text:p>
          </table:table-cell>
          <table:table-cell office:value-type="float" office:value="484" calcext:value-type="float">
            <text:p>484</text:p>
          </table:table-cell>
          <table:table-cell table:formula="of:=VLOOKUP([.C306];bv;2)" office:value-type="string" office:string-value="sud" calcext:value-type="string">
            <text:p>sud</text:p>
          </table:table-cell>
          <table:table-cell table:formula="of:=VLOOKUP([.G30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5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621" calcext:value-type="float">
            <text:p>62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LE PEN</text:p>
          </table:table-cell>
          <table:table-cell office:value-type="float" office:value="98" calcext:value-type="float">
            <text:p>98</text:p>
          </table:table-cell>
          <table:table-cell table:formula="of:=VLOOKUP([.C307];bv;2)" office:value-type="string" office:string-value="sud" calcext:value-type="string">
            <text:p>sud</text:p>
          </table:table-cell>
          <table:table-cell table:formula="of:=VLOOKUP([.G307];nom;2)" office:value-type="string" office:string-value="droite" calcext:value-type="string">
            <text:p>droite</text:p>
          </table:table-cell>
        </table:table-row>
      </table:table>
      <table:table table:name="Table dynamique_bondy2002_1" table:style-name="ta1">
        <table:shapes>
          <draw:frame draw:z-index="0" draw:style-name="gr1" draw:text-style-name="P1" svg:width="15.999cm" svg:height="8.999cm" svg:x="12.88cm" svg:y="6.279cm">
            <draw:object draw:notify-on-update-of-ranges="'Table dynamique_bondy2002_1'.A17:'Table dynamique_bondy2002_1'.A17 'Table dynamique_bondy2002_1'.A18:'Table dynamique_bondy2002_1'.A20 'Table dynamique_bondy2002_1'.B17:'Table dynamique_bondy2002_1'.B17 'Table dynamique_bondy2002_1'.B18:'Table dynamique_bondy2002_1'.B20 'Table dynamique_bondy2002_1'.C17:'Table dynamique_bondy2002_1'.C17 'Table dynamique_bondy2002_1'.C18:'Table dynamique_bondy2002_1'.C20 'Table dynamique_bondy2002_1'.D17:'Table dynamique_bondy2002_1'.D17 'Table dynamique_bondy2002_1'.D18:'Table dynamique_bondy2002_1'.D20 'Table dynamique_bondy2002_1'.E17:'Table dynamique_bondy2002_1'.E17 'Table dynamique_bondy2002_1'.E18:'Table dynamique_bondy2002_1'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1" table:default-cell-style-name="Default"/>
        <table:table-column table:style-name="co17" table:default-cell-style-name="Default"/>
        <table:table-column table:style-name="co16" table:number-columns-repeated="16366" table:default-cell-style-name="Default"/>
        <table:table-row table:style-name="ro1">
          <table:table-cell table:style-name="ce2" office:value-type="string" calcext:value-type="string">
            <text:p>Somme - nb</text:p>
          </table:table-cell>
          <table:table-cell table:style-name="ce7" office:value-type="string" calcext:value-type="string">
            <text:p>Données</text:p>
          </table:table-cell>
          <table:table-cell table:style-name="ce15" table:number-columns-repeated="3"/>
          <table:table-cell table:style-name="ce25"/>
          <table:table-cell table:number-columns-repeated="16378"/>
        </table:table-row>
        <table:table-row table:style-name="ro1">
          <table:table-cell table:style-name="ce3" office:value-type="string" calcext:value-type="string">
            <text:p>equiv bv</text:p>
          </table:table-cell>
          <table:table-cell table:style-name="ce8" office:value-type="string" calcext:value-type="string">
            <text:p>droite</text:p>
          </table:table-cell>
          <table:table-cell table:style-name="ce16" office:value-type="string" calcext:value-type="string">
            <text:p>gauche</text:p>
          </table:table-cell>
          <table:table-cell table:style-name="ce16" office:value-type="string" calcext:value-type="string">
            <text:p>petit droite</text:p>
          </table:table-cell>
          <table:table-cell table:style-name="ce16" office:value-type="string" calcext:value-type="string">
            <text:p>petit gauche</text:p>
          </table:table-cell>
          <table:table-cell table:style-name="ce26" office:value-type="string" calcext:value-type="string">
            <text:p>Total Résultat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centre</text:p>
          </table:table-cell>
          <table:table-cell table:style-name="ce9" office:value-type="float" office:value="6749" calcext:value-type="float">
            <text:p>6749</text:p>
          </table:table-cell>
          <table:table-cell table:style-name="ce17" office:value-type="float" office:value="1658" calcext:value-type="float">
            <text:p>1658</text:p>
          </table:table-cell>
          <table:table-cell table:style-name="ce17" office:value-type="float" office:value="179" calcext:value-type="float">
            <text:p>179</text:p>
          </table:table-cell>
          <table:table-cell table:style-name="ce21" office:value-type="float" office:value="762" calcext:value-type="float">
            <text:p>762</text:p>
          </table:table-cell>
          <table:table-cell table:style-name="ce27" office:value-type="float" office:value="9348" calcext:value-type="float">
            <text:p>9348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nord</text:p>
          </table:table-cell>
          <table:table-cell table:style-name="ce10" office:value-type="float" office:value="4947" calcext:value-type="float">
            <text:p>4947</text:p>
          </table:table-cell>
          <table:table-cell table:style-name="ce18" office:value-type="float" office:value="1353" calcext:value-type="float">
            <text:p>1353</text:p>
          </table:table-cell>
          <table:table-cell table:style-name="ce18" office:value-type="float" office:value="110" calcext:value-type="float">
            <text:p>110</text:p>
          </table:table-cell>
          <table:table-cell table:style-name="ce22" office:value-type="float" office:value="589" calcext:value-type="float">
            <text:p>589</text:p>
          </table:table-cell>
          <table:table-cell table:style-name="ce28" office:value-type="float" office:value="6999" calcext:value-type="float">
            <text:p>6999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sud</text:p>
          </table:table-cell>
          <table:table-cell table:style-name="ce11" office:value-type="float" office:value="9387" calcext:value-type="float">
            <text:p>9387</text:p>
          </table:table-cell>
          <table:table-cell table:style-name="ce19" office:value-type="float" office:value="2057" calcext:value-type="float">
            <text:p>2057</text:p>
          </table:table-cell>
          <table:table-cell table:style-name="ce19" office:value-type="float" office:value="279" calcext:value-type="float">
            <text:p>279</text:p>
          </table:table-cell>
          <table:table-cell table:style-name="ce23" office:value-type="float" office:value="1104" calcext:value-type="float">
            <text:p>1104</text:p>
          </table:table-cell>
          <table:table-cell table:style-name="ce29" office:value-type="float" office:value="12827" calcext:value-type="float">
            <text:p>12827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Total Résultat</text:p>
          </table:table-cell>
          <table:table-cell table:style-name="ce12" office:value-type="float" office:value="21083" calcext:value-type="float">
            <text:p>21083</text:p>
          </table:table-cell>
          <table:table-cell table:style-name="ce20" office:value-type="float" office:value="5068" calcext:value-type="float">
            <text:p>5068</text:p>
          </table:table-cell>
          <table:table-cell table:style-name="ce20" office:value-type="float" office:value="568" calcext:value-type="float">
            <text:p>568</text:p>
          </table:table-cell>
          <table:table-cell table:style-name="ce24" office:value-type="float" office:value="2455" calcext:value-type="float">
            <text:p>2455</text:p>
          </table:table-cell>
          <table:table-cell table:style-name="ce30" office:value-type="float" office:value="29174" calcext:value-type="float">
            <text:p>2917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ffectif théorique</text:p>
          </table:table-cell>
          <table:table-cell table:number-columns-repeated="16383"/>
        </table:table-row>
        <table:table-row table:style-name="ro1">
          <table:table-cell/>
          <table:table-cell table:style-name="ce8" office:value-type="string" calcext:value-type="string">
            <text:p>droite</text:p>
          </table:table-cell>
          <table:table-cell table:style-name="ce16" office:value-type="string" calcext:value-type="string">
            <text:p>gauche</text:p>
          </table:table-cell>
          <table:table-cell table:style-name="ce16" office:value-type="string" calcext:value-type="string">
            <text:p>petit droite</text:p>
          </table:table-cell>
          <table:table-cell table:style-name="ce16" office:value-type="string" calcext:value-type="string">
            <text:p>petit gauche</text:p>
          </table:table-cell>
          <table:table-cell table:style-name="ce16" table:number-columns-repeated="12"/>
          <table:table-cell table:style-name="ce26"/>
          <table:table-cell table:number-columns-repeated="16366"/>
        </table:table-row>
        <table:table-row table:style-name="ro1">
          <table:table-cell table:style-name="ce4" office:value-type="string" calcext:value-type="string">
            <text:p>centre</text:p>
          </table:table-cell>
          <table:table-cell table:style-name="ce13" table:formula="of:=[.$F3]*[.B$6]/[.$F$6]" office:value-type="float" office:value="6755.46322067594" calcext:value-type="float">
            <text:p>6755</text:p>
          </table:table-cell>
          <table:table-cell table:style-name="ce13" table:formula="of:=[.$F3]*[.C$6]/[.$F$6]" office:value-type="float" office:value="1623.90018509632" calcext:value-type="float">
            <text:p>1624</text:p>
          </table:table-cell>
          <table:table-cell table:style-name="ce13" table:formula="of:=[.$F3]*[.D$6]/[.$F$6]" office:value-type="float" office:value="181.999862891616" calcext:value-type="float">
            <text:p>182</text:p>
          </table:table-cell>
          <table:table-cell table:style-name="ce13" table:formula="of:=[.$F3]*[.E$6]/[.$F$6]" office:value-type="float" office:value="786.636731336121" calcext:value-type="float">
            <text:p>787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 table:style-name="ce5" office:value-type="string" calcext:value-type="string">
            <text:p>nord</text:p>
          </table:table-cell>
          <table:table-cell table:style-name="ce13" table:formula="of:=[.$F4]*[.B$6]/[.$F$6]" office:value-type="float" office:value="5057.9254473161" calcext:value-type="float">
            <text:p>5058</text:p>
          </table:table-cell>
          <table:table-cell table:style-name="ce13" table:formula="of:=[.$F4]*[.C$6]/[.$F$6]" office:value-type="float" office:value="1215.8405429492" calcext:value-type="float">
            <text:p>1216</text:p>
          </table:table-cell>
          <table:table-cell table:style-name="ce13" table:formula="of:=[.$F4]*[.D$6]/[.$F$6]" office:value-type="float" office:value="136.266264482073" calcext:value-type="float">
            <text:p>136</text:p>
          </table:table-cell>
          <table:table-cell table:style-name="ce13" table:formula="of:=[.$F4]*[.E$6]/[.$F$6]" office:value-type="float" office:value="588.967745252622" calcext:value-type="float">
            <text:p>589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 table:style-name="ce5" office:value-type="string" calcext:value-type="string">
            <text:p>sud</text:p>
          </table:table-cell>
          <table:table-cell table:style-name="ce13" table:formula="of:=[.$F5]*[.B$6]/[.$F$6]" office:value-type="float" office:value="9269.61133200795" calcext:value-type="float">
            <text:p>9270</text:p>
          </table:table-cell>
          <table:table-cell table:style-name="ce13" table:formula="of:=[.$F5]*[.C$6]/[.$F$6]" office:value-type="float" office:value="2228.25927195448" calcext:value-type="float">
            <text:p>2228</text:p>
          </table:table-cell>
          <table:table-cell table:style-name="ce13" table:formula="of:=[.$F5]*[.D$6]/[.$F$6]" office:value-type="float" office:value="249.733872626311" calcext:value-type="float">
            <text:p>250</text:p>
          </table:table-cell>
          <table:table-cell table:style-name="ce13" table:formula="of:=[.$F5]*[.E$6]/[.$F$6]" office:value-type="float" office:value="1079.39552341126" calcext:value-type="float">
            <text:p>1079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/>
          <table:table-cell table:formula="of:=SUM([.B11:.B13])" office:value-type="float" office:value="21083" calcext:value-type="float">
            <text:p>2108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cart entre observés et théoriques</text:p>
          </table:table-cell>
          <table:table-cell table:number-columns-repeated="16383"/>
        </table:table-row>
        <table:table-row table:style-name="ro1">
          <table:table-cell/>
          <table:table-cell table:style-name="ce8" office:value-type="string" calcext:value-type="string">
            <text:p>droite</text:p>
          </table:table-cell>
          <table:table-cell table:style-name="ce16" office:value-type="string" calcext:value-type="string">
            <text:p>gauche</text:p>
          </table:table-cell>
          <table:table-cell table:style-name="ce16" office:value-type="string" calcext:value-type="string">
            <text:p>petit droite</text:p>
          </table:table-cell>
          <table:table-cell table:style-name="ce16" office:value-type="string" calcext:value-type="string">
            <text:p>petit gauche</text:p>
          </table:table-cell>
          <table:table-cell table:style-name="ce16" table:number-columns-repeated="12"/>
          <table:table-cell table:style-name="ce26"/>
          <table:table-cell table:number-columns-repeated="16366"/>
        </table:table-row>
        <table:table-row table:style-name="ro2">
          <table:table-cell table:style-name="ce4" office:value-type="string" calcext:value-type="string">
            <text:p>centre</text:p>
          </table:table-cell>
          <table:table-cell table:style-name="ce13" table:formula="of:=[.B3]-[.B11]" office:value-type="float" office:value="-6.46322067594429" calcext:value-type="float">
            <text:p>-6</text:p>
          </table:table-cell>
          <table:table-cell table:style-name="ce13" table:formula="of:=[.C3]-[.C11]" office:value-type="float" office:value="34.0998149036814" calcext:value-type="float">
            <text:p>34</text:p>
          </table:table-cell>
          <table:table-cell table:style-name="ce13" table:formula="of:=[.D3]-[.D11]" office:value-type="float" office:value="-2.99986289161583" calcext:value-type="float">
            <text:p>-3</text:p>
          </table:table-cell>
          <table:table-cell table:style-name="ce13" table:formula="of:=[.E3]-[.E11]" office:value-type="float" office:value="-24.6367313361212" calcext:value-type="float">
            <text:p>-25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 table:style-name="ce5" office:value-type="string" calcext:value-type="string">
            <text:p>nord</text:p>
          </table:table-cell>
          <table:table-cell table:style-name="ce13" table:formula="of:=[.B4]-[.B12]" office:value-type="float" office:value="-110.925447316104" calcext:value-type="float">
            <text:p>-111</text:p>
          </table:table-cell>
          <table:table-cell table:style-name="ce13" table:formula="of:=[.C4]-[.C12]" office:value-type="float" office:value="137.159457050799" calcext:value-type="float">
            <text:p>137</text:p>
          </table:table-cell>
          <table:table-cell table:style-name="ce13" table:formula="of:=[.D4]-[.D12]" office:value-type="float" office:value="-26.2662644820731" calcext:value-type="float">
            <text:p>-26</text:p>
          </table:table-cell>
          <table:table-cell table:style-name="ce13" table:formula="of:=[.E4]-[.E12]" office:value-type="float" office:value="0.0322547473778059" calcext:value-type="float">
            <text:p>0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 table:style-name="ce5" office:value-type="string" calcext:value-type="string">
            <text:p>sud</text:p>
          </table:table-cell>
          <table:table-cell table:style-name="ce13" table:formula="of:=[.B5]-[.B13]" office:value-type="float" office:value="117.388667992047" calcext:value-type="float">
            <text:p>117</text:p>
          </table:table-cell>
          <table:table-cell table:style-name="ce13" table:formula="of:=[.C5]-[.C13]" office:value-type="float" office:value="-171.25927195448" calcext:value-type="float">
            <text:p>-171</text:p>
          </table:table-cell>
          <table:table-cell table:style-name="ce13" table:formula="of:=[.D5]-[.D13]" office:value-type="float" office:value="29.2661273736889" calcext:value-type="float">
            <text:p>29</text:p>
          </table:table-cell>
          <table:table-cell table:style-name="ce13" table:formula="of:=[.E5]-[.E13]" office:value-type="float" office:value="24.6044765887434" calcext:value-type="float">
            <text:p>25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/>
          <table:table-cell table:style-name="ce14" table:formula="of:=SUM([.B18:.B20])" office:value-type="float" office:value="-0.000000000000909494701772928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i2 partiels</text:p>
          </table:table-cell>
          <table:table-cell table:number-columns-repeated="16383"/>
        </table:table-row>
        <table:table-row table:style-name="ro1">
          <table:table-cell/>
          <table:table-cell table:style-name="ce8" office:value-type="string" calcext:value-type="string">
            <text:p>droite</text:p>
          </table:table-cell>
          <table:table-cell table:style-name="ce16" office:value-type="string" calcext:value-type="string">
            <text:p>gauche</text:p>
          </table:table-cell>
          <table:table-cell table:style-name="ce16" office:value-type="string" calcext:value-type="string">
            <text:p>petit droite</text:p>
          </table:table-cell>
          <table:table-cell table:style-name="ce16" office:value-type="string" calcext:value-type="string">
            <text:p>petit gauche</text:p>
          </table:table-cell>
          <table:table-cell table:style-name="ce16" office:value-type="string" calcext:value-type="string">
            <text:p>CHIRAC</text:p>
          </table:table-cell>
          <table:table-cell table:style-name="ce16" office:value-type="string" calcext:value-type="string">
            <text:p>GLUCKSTEIN</text:p>
          </table:table-cell>
          <table:table-cell table:style-name="ce16" office:value-type="string" calcext:value-type="string">
            <text:p>HUE</text:p>
          </table:table-cell>
          <table:table-cell table:style-name="ce16" office:value-type="string" calcext:value-type="string">
            <text:p>JOSPIN</text:p>
          </table:table-cell>
          <table:table-cell table:style-name="ce16" office:value-type="string" calcext:value-type="string">
            <text:p>LAGUILLER</text:p>
          </table:table-cell>
          <table:table-cell table:style-name="ce16" office:value-type="string" calcext:value-type="string">
            <text:p>LE PEN</text:p>
          </table:table-cell>
          <table:table-cell table:style-name="ce16" office:value-type="string" calcext:value-type="string">
            <text:p>LEPAGE</text:p>
          </table:table-cell>
          <table:table-cell table:style-name="ce16" office:value-type="string" calcext:value-type="string">
            <text:p>MADELIN</text:p>
          </table:table-cell>
          <table:table-cell table:style-name="ce16" office:value-type="string" calcext:value-type="string">
            <text:p>MAMERE</text:p>
          </table:table-cell>
          <table:table-cell table:style-name="ce16" office:value-type="string" calcext:value-type="string">
            <text:p>MEGRET</text:p>
          </table:table-cell>
          <table:table-cell table:style-name="ce16" office:value-type="string" calcext:value-type="string">
            <text:p>SAINT-JOSSE</text:p>
          </table:table-cell>
          <table:table-cell table:style-name="ce16" office:value-type="string" calcext:value-type="string">
            <text:p>TAUBIRA</text:p>
          </table:table-cell>
          <table:table-cell table:style-name="ce31" office:value-type="string" calcext:value-type="string">
            <text:p>total khi2 partiels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centre</text:p>
          </table:table-cell>
          <table:table-cell table:style-name="ce13" table:formula="of:=[.B18]^2/[.B11]" office:value-type="float" office:value="0.00618362059586107" calcext:value-type="float">
            <text:p>0</text:p>
          </table:table-cell>
          <table:table-cell table:style-name="ce13" table:formula="of:=[.C18]^2/[.C11]" office:value-type="float" office:value="0.716052247014407" calcext:value-type="float">
            <text:p>1</text:p>
          </table:table-cell>
          <table:table-cell table:style-name="ce13" table:formula="of:=[.D18]^2/[.D11]" office:value-type="float" office:value="0.0494460667470551" calcext:value-type="float">
            <text:p>0</text:p>
          </table:table-cell>
          <table:table-cell table:style-name="ce13" table:formula="of:=[.E18]^2/[.E11]" office:value-type="float" office:value="0.771599528409087" calcext:value-type="float">
            <text:p>1</text:p>
          </table:table-cell>
          <table:table-cell table:style-name="ce13" table:formula="of:=SUM([.B24:.E24])" office:value-type="float" office:value="1.54328146276641" calcext:value-type="float">
            <text:p>2</text:p>
          </table:table-cell>
          <table:table-cell table:style-name="ce13" table:formula="of:=[.G18]^2/[.G11]" office:value-type="string" office:string-value="" calcext:value-type="error">
            <text:p>#DIV/0 !</text:p>
          </table:table-cell>
          <table:table-cell table:style-name="ce13" table:formula="of:=[.H18]^2/[.H11]" office:value-type="string" office:string-value="" calcext:value-type="error">
            <text:p>#DIV/0 !</text:p>
          </table:table-cell>
          <table:table-cell table:style-name="ce13" table:formula="of:=[.I18]^2/[.I11]" office:value-type="string" office:string-value="" calcext:value-type="error">
            <text:p>#DIV/0 !</text:p>
          </table:table-cell>
          <table:table-cell table:style-name="ce13" table:formula="of:=[.J18]^2/[.J11]" office:value-type="string" office:string-value="" calcext:value-type="error">
            <text:p>#DIV/0 !</text:p>
          </table:table-cell>
          <table:table-cell table:style-name="ce13" table:formula="of:=[.K18]^2/[.K11]" office:value-type="string" office:string-value="" calcext:value-type="error">
            <text:p>#DIV/0 !</text:p>
          </table:table-cell>
          <table:table-cell table:style-name="ce13" table:formula="of:=[.L18]^2/[.L11]" office:value-type="string" office:string-value="" calcext:value-type="error">
            <text:p>#DIV/0 !</text:p>
          </table:table-cell>
          <table:table-cell table:style-name="ce13" table:formula="of:=[.M18]^2/[.M11]" office:value-type="string" office:string-value="" calcext:value-type="error">
            <text:p>#DIV/0 !</text:p>
          </table:table-cell>
          <table:table-cell table:style-name="ce13" table:formula="of:=[.N18]^2/[.N11]" office:value-type="string" office:string-value="" calcext:value-type="error">
            <text:p>#DIV/0 !</text:p>
          </table:table-cell>
          <table:table-cell table:style-name="ce13" table:formula="of:=[.O18]^2/[.O11]" office:value-type="string" office:string-value="" calcext:value-type="error">
            <text:p>#DIV/0 !</text:p>
          </table:table-cell>
          <table:table-cell table:style-name="ce13" table:formula="of:=[.P18]^2/[.P11]" office:value-type="string" office:string-value="" calcext:value-type="error">
            <text:p>#DIV/0 !</text:p>
          </table:table-cell>
          <table:table-cell table:style-name="ce13" table:formula="of:=[.Q18]^2/[.Q11]" office:value-type="string" office:string-value="" calcext:value-type="error">
            <text:p>#DIV/0 !</text:p>
          </table:table-cell>
          <table:table-cell table:style-name="ce13" table:formula="of:=SUM([.B24:.Q24])" office:value-type="string" office:string-value="" calcext:value-type="error">
            <text:p>#DIV/0 !</text:p>
          </table:table-cell>
          <table:table-cell table:number-columns-repeated="16366"/>
        </table:table-row>
        <table:table-row table:style-name="ro1">
          <table:table-cell table:style-name="ce5" office:value-type="string" calcext:value-type="string">
            <text:p>nord</text:p>
          </table:table-cell>
          <table:table-cell table:style-name="ce13" table:formula="of:=[.B19]^2/[.B12]" office:value-type="float" office:value="2.43270783455435" calcext:value-type="float">
            <text:p>2</text:p>
          </table:table-cell>
          <table:table-cell table:style-name="ce13" table:formula="of:=[.C19]^2/[.C12]" office:value-type="float" office:value="15.4730131081473" calcext:value-type="float">
            <text:p>15</text:p>
          </table:table-cell>
          <table:table-cell table:style-name="ce13" table:formula="of:=[.D19]^2/[.D12]" office:value-type="float" office:value="5.06300405653945" calcext:value-type="float">
            <text:p>5</text:p>
          </table:table-cell>
          <table:table-cell table:style-name="ce13" table:formula="of:=[.E19]^2/[.E12]" office:value-type="float" office:value="0.00000176642734138155" calcext:value-type="float">
            <text:p>0</text:p>
          </table:table-cell>
          <table:table-cell table:style-name="ce13" table:formula="of:=SUM([.B25:.E25])" office:value-type="float" office:value="22.9687267656684" calcext:value-type="float">
            <text:p>23</text:p>
          </table:table-cell>
          <table:table-cell table:style-name="ce13" table:formula="of:=[.G19]^2/[.G12]" office:value-type="string" office:string-value="" calcext:value-type="error">
            <text:p>#DIV/0 !</text:p>
          </table:table-cell>
          <table:table-cell table:style-name="ce13" table:formula="of:=[.H19]^2/[.H12]" office:value-type="string" office:string-value="" calcext:value-type="error">
            <text:p>#DIV/0 !</text:p>
          </table:table-cell>
          <table:table-cell table:style-name="ce13" table:formula="of:=[.I19]^2/[.I12]" office:value-type="string" office:string-value="" calcext:value-type="error">
            <text:p>#DIV/0 !</text:p>
          </table:table-cell>
          <table:table-cell table:style-name="ce13" table:formula="of:=[.J19]^2/[.J12]" office:value-type="string" office:string-value="" calcext:value-type="error">
            <text:p>#DIV/0 !</text:p>
          </table:table-cell>
          <table:table-cell table:style-name="ce13" table:formula="of:=[.K19]^2/[.K12]" office:value-type="string" office:string-value="" calcext:value-type="error">
            <text:p>#DIV/0 !</text:p>
          </table:table-cell>
          <table:table-cell table:style-name="ce13" table:formula="of:=[.L19]^2/[.L12]" office:value-type="string" office:string-value="" calcext:value-type="error">
            <text:p>#DIV/0 !</text:p>
          </table:table-cell>
          <table:table-cell table:style-name="ce13" table:formula="of:=[.M19]^2/[.M12]" office:value-type="string" office:string-value="" calcext:value-type="error">
            <text:p>#DIV/0 !</text:p>
          </table:table-cell>
          <table:table-cell table:style-name="ce13" table:formula="of:=[.N19]^2/[.N12]" office:value-type="string" office:string-value="" calcext:value-type="error">
            <text:p>#DIV/0 !</text:p>
          </table:table-cell>
          <table:table-cell table:style-name="ce13" table:formula="of:=[.O19]^2/[.O12]" office:value-type="string" office:string-value="" calcext:value-type="error">
            <text:p>#DIV/0 !</text:p>
          </table:table-cell>
          <table:table-cell table:style-name="ce13" table:formula="of:=[.P19]^2/[.P12]" office:value-type="string" office:string-value="" calcext:value-type="error">
            <text:p>#DIV/0 !</text:p>
          </table:table-cell>
          <table:table-cell table:style-name="ce13" table:formula="of:=[.Q19]^2/[.Q12]" office:value-type="string" office:string-value="" calcext:value-type="error">
            <text:p>#DIV/0 !</text:p>
          </table:table-cell>
          <table:table-cell table:style-name="ce13" table:formula="of:=SUM([.B25:.Q25])" office:value-type="string" office:string-value="" calcext:value-type="error">
            <text:p>#DIV/0 !</text:p>
          </table:table-cell>
          <table:table-cell table:number-columns-repeated="16366"/>
        </table:table-row>
        <table:table-row table:style-name="ro1">
          <table:table-cell table:style-name="ce5" office:value-type="string" calcext:value-type="string">
            <text:p>sud</text:p>
          </table:table-cell>
          <table:table-cell table:style-name="ce13" table:formula="of:=[.B20]^2/[.B13]" office:value-type="float" office:value="1.48658869065679" calcext:value-type="float">
            <text:p>1</text:p>
          </table:table-cell>
          <table:table-cell table:style-name="ce13" table:formula="of:=[.C20]^2/[.C13]" office:value-type="float" office:value="13.1626236675109" calcext:value-type="float">
            <text:p>13</text:p>
          </table:table-cell>
          <table:table-cell table:style-name="ce13" table:formula="of:=[.D20]^2/[.D13]" office:value-type="float" office:value="3.42967576823115" calcext:value-type="float">
            <text:p>3</text:p>
          </table:table-cell>
          <table:table-cell table:style-name="ce13" table:formula="of:=[.E20]^2/[.E13]" office:value-type="float" office:value="0.56085119409502" calcext:value-type="float">
            <text:p>1</text:p>
          </table:table-cell>
          <table:table-cell table:style-name="ce13" table:formula="of:=SUM([.B26:.E26])" office:value-type="float" office:value="18.6397393204938" calcext:value-type="float">
            <text:p>19</text:p>
          </table:table-cell>
          <table:table-cell table:style-name="ce13" table:formula="of:=[.G20]^2/[.G13]" office:value-type="string" office:string-value="" calcext:value-type="error">
            <text:p>#DIV/0 !</text:p>
          </table:table-cell>
          <table:table-cell table:style-name="ce13" table:formula="of:=[.H20]^2/[.H13]" office:value-type="string" office:string-value="" calcext:value-type="error">
            <text:p>#DIV/0 !</text:p>
          </table:table-cell>
          <table:table-cell table:style-name="ce13" table:formula="of:=[.I20]^2/[.I13]" office:value-type="string" office:string-value="" calcext:value-type="error">
            <text:p>#DIV/0 !</text:p>
          </table:table-cell>
          <table:table-cell table:style-name="ce13" table:formula="of:=[.J20]^2/[.J13]" office:value-type="string" office:string-value="" calcext:value-type="error">
            <text:p>#DIV/0 !</text:p>
          </table:table-cell>
          <table:table-cell table:style-name="ce13" table:formula="of:=[.K20]^2/[.K13]" office:value-type="string" office:string-value="" calcext:value-type="error">
            <text:p>#DIV/0 !</text:p>
          </table:table-cell>
          <table:table-cell table:style-name="ce13" table:formula="of:=[.L20]^2/[.L13]" office:value-type="string" office:string-value="" calcext:value-type="error">
            <text:p>#DIV/0 !</text:p>
          </table:table-cell>
          <table:table-cell table:style-name="ce13" table:formula="of:=[.M20]^2/[.M13]" office:value-type="string" office:string-value="" calcext:value-type="error">
            <text:p>#DIV/0 !</text:p>
          </table:table-cell>
          <table:table-cell table:style-name="ce13" table:formula="of:=[.N20]^2/[.N13]" office:value-type="string" office:string-value="" calcext:value-type="error">
            <text:p>#DIV/0 !</text:p>
          </table:table-cell>
          <table:table-cell table:style-name="ce13" table:formula="of:=[.O20]^2/[.O13]" office:value-type="string" office:string-value="" calcext:value-type="error">
            <text:p>#DIV/0 !</text:p>
          </table:table-cell>
          <table:table-cell table:style-name="ce13" table:formula="of:=[.P20]^2/[.P13]" office:value-type="string" office:string-value="" calcext:value-type="error">
            <text:p>#DIV/0 !</text:p>
          </table:table-cell>
          <table:table-cell table:style-name="ce13" table:formula="of:=[.Q20]^2/[.Q13]" office:value-type="string" office:string-value="" calcext:value-type="error">
            <text:p>#DIV/0 !</text:p>
          </table:table-cell>
          <table:table-cell table:style-name="ce13" table:formula="of:=SUM([.B26:.Q26])" office:value-type="string" office:string-value="" calcext:value-type="error">
            <text:p>#DIV/0 !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formula="of:=SUM([.F24:.F26])" office:value-type="float" office:value="43.1517475489286" calcext:value-type="float">
            <text:p>43,1517475489286</text:p>
          </table:table-cell>
          <table:table-cell table:number-columns-repeated="11"/>
          <table:table-cell table:style-name="ce32" table:formula="of:=SUM([.R24:.R26])" office:value-type="string" office:string-value="" calcext:value-type="error">
            <text:p>#DIV/0 !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egré de liberté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ble de khi2</text:p>
          </table:table-cell>
          <table:table-cell table:formula="of:=CHISQDIST(6;43)" office:value-type="float" office:value="0.0000000000043637279416045" calcext:value-type="float">
            <text:p>4,3637279416045E-12</text:p>
          </table:table-cell>
          <table:table-cell table:number-columns-repeated="16382"/>
        </table:table-row>
      </table:table>
      <table:table table:name="Feuille3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BAYROU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BESANCENOT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BOUTIN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CHEVENEMENT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CHIRAC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GLUCKSTEIN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0008</text:p>
          </table:table-cell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JOSPIN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LAGUILLER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LE PEN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LEPAGE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12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MADELIN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0013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MAMERE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14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MEGRET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0015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SAINT-JOSSE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0016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TAUBIRA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0017</text:p>
          </table:table-cell>
          <table:table-cell office:value-type="string" calcext:value-type="string">
            <text:p>sud</text:p>
          </table:table-cell>
          <table:table-cell table:number-columns-repeated="3"/>
        </table:table-row>
      </table:table>
      <table:named-expressions>
        <table:named-range table:name="bv" table:base-cell-address="$Feuille3.$A$1" table:cell-range-address="$Feuille3.$A$1:.$B$17"/>
        <table:named-range table:name="nom" table:base-cell-address="$Feuille3.$D$1" table:cell-range-address="$Feuille3.$D$1:.$E$16"/>
      </table:named-expressions>
      <table:database-ranges>
        <table:database-range table:name="__Anonymous_Sheet_DB__0" table:target-range-address="bondy2002.A1:bondy2002.J307">
          <table:sort>
            <table:sort-by table:field-number="2" table:data-type="automatic"/>
          </table:sort>
        </table:database-range>
        <table:database-range table:name="__Anonymous_Sheet_DB__2" table:target-range-address="Feuille3.D1:Feuille3.E16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le dynamique_bondy2002_1'.A1:'Table dynamique_bondy2002_1'.F6" table:buttons="'Table dynamique_bondy2002_1'.A2 'Table dynamique_bondy2002_1'.B1" table:show-filter-button="false" table:drill-down-on-double-click="false">
          <table:source-cell-range table:cell-range-address="bondy2002.A1:bondy2002.J3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quiv nom" table:orientation="column" table:used-hierarchy="0" table:function="auto">
            <table:data-pilot-level table:show-empty="false" calcext:repeat-item-labels="false">
              <table:data-pilot-members>
                <table:data-pilot-member table:name="droite" table:display="true" table:show-details="true"/>
                <table:data-pilot-member table:name="gauche" table:display="true" table:show-details="true"/>
                <table:data-pilot-member table:name="petit droite" table:display="true" table:show-details="true"/>
                <table:data-pilot-member table:name="petit gau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quiv bv" table:orientation="row" table:used-hierarchy="0" table:function="auto">
            <table:data-pilot-level table:show-empty="false" calcext:repeat-item-labels="false">
              <table:data-pilot-members>
                <table:data-pilot-member table:name="centre" table:display="true" table:show-details="true"/>
                <table:data-pilot-member table:name="nord" table:display="true" table:show-details="true"/>
                <table:data-pilot-member table:name="su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1" table:display="true" table:show-details="true"/>
                <table:data-pilot-member table:name="87" table:display="true" table:show-details="true"/>
                <table:data-pilot-member table:name="93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7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9" table:display="true" table:show-details="true"/>
                <table:data-pilot-member table:name="198" table:display="true" table:show-details="true"/>
                <table:data-pilot-member table:name="203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34" table:display="true" table:show-details="true"/>
                <table:data-pilot-member table:name="484" table:display="true" table:show-details="true"/>
                <table:data-pilot-member table:name="532" table:display="true" table:show-details="true"/>
                <table:data-pilot-member table:name="552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706" table:display="true" table:show-details="true"/>
                <table:data-pilot-member table:name="726" table:display="true" table:show-details="true"/>
                <table:data-pilot-member table:name="745" table:display="true" table:show-details="true"/>
                <table:data-pilot-member table:name="757" table:display="true" table:show-details="true"/>
                <table:data-pilot-member table:name="800" table:display="true" table:show-details="true"/>
                <table:data-pilot-member table:name="822" table:display="true" table:show-details="true"/>
                <table:data-pilot-member table:name="848" table:display="true" table:show-details="true"/>
                <table:data-pilot-member table:name="857" table:display="true" table:show-details="true"/>
                <table:data-pilot-member table:name="866" table:display="true" table:show-details="true"/>
                <table:data-pilot-member table:name="903" table:display="true" table:show-details="true"/>
                <table:data-pilot-member table:name="923" table:display="true" table:show-details="true"/>
                <table:data-pilot-member table:name="9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3T22:58:20.181000000</dc:date>
    <meta:editing-duration>PT1H22M8S</meta:editing-duration>
    <meta:editing-cycles>3</meta:editing-cycles>
    <meta:generator>LibreOffice/7.6.0.3$Windows_X86_64 LibreOffice_project/69edd8b8ebc41d00b4de3915dc82f8f0fc3b6265</meta:generator>
    <meta:document-statistic meta:table-count="3" meta:cell-count="328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454cm" style:legend-expansion="high" chart:style-name="ch2"/>
        <chart:plot-area chart:style-name="ch3" table:cell-range-address="'Table dynamique_bondy2002_1'.A17:'Table dynamique_bondy2002_1'.E20" chart:data-source-has-labels="both" svg:x="0.32cm" svg:y="0.18cm" svg:width="12.726cm" svg:height="8.64cm">
          <chart:coordinate-region svg:x="0.651cm" svg:y="0.18cm" svg:width="12.115cm" svg:height="7.993cm"/>
          <chart:axis chart:dimension="x" chart:name="primary-x" chart:style-name="ch4" chartooo:axis-type="auto">
            <chartooo:date-scale/>
            <chart:categories table:cell-range-address="'Table dynamique_bondy2002_1'.A18:'Table dynamique_bondy2002_1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 dynamique_bondy2002_1'.B18:'Table dynamique_bondy2002_1'.B20" chart:label-cell-address="'Table dynamique_bondy2002_1'.B17:'Table dynamique_bondy2002_1'.B17" chart:class="chart:bar">
            <chart:data-point chart:repeated="3"/>
          </chart:series>
          <chart:series chart:style-name="ch8" chart:values-cell-range-address="'Table dynamique_bondy2002_1'.C18:'Table dynamique_bondy2002_1'.C20" chart:label-cell-address="'Table dynamique_bondy2002_1'.C17:'Table dynamique_bondy2002_1'.C17" chart:class="chart:bar">
            <chart:data-point chart:repeated="3"/>
          </chart:series>
          <chart:series chart:style-name="ch9" chart:values-cell-range-address="'Table dynamique_bondy2002_1'.D18:'Table dynamique_bondy2002_1'.D20" chart:label-cell-address="'Table dynamique_bondy2002_1'.D17:'Table dynamique_bondy2002_1'.D17" chart:class="chart:bar">
            <chart:data-point chart:repeated="3"/>
          </chart:series>
          <chart:series chart:style-name="ch10" chart:values-cell-range-address="'Table dynamique_bondy2002_1'.E18:'Table dynamique_bondy2002_1'.E20" chart:label-cell-address="'Table dynamique_bondy2002_1'.E17:'Table dynamique_bondy2002_1'.E1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ite</text:p>
                <draw:g>
                  <svg:desc>'Table dynamique_bondy2002_1'.B17:'Table dynamique_bondy2002_1'.B17</svg:desc>
                </draw:g>
              </table:table-cell>
              <table:table-cell office:value-type="string">
                <text:p>gauche</text:p>
                <draw:g>
                  <svg:desc>'Table dynamique_bondy2002_1'.C17:'Table dynamique_bondy2002_1'.C17</svg:desc>
                </draw:g>
              </table:table-cell>
              <table:table-cell office:value-type="string">
                <text:p>petit droite</text:p>
                <draw:g>
                  <svg:desc>'Table dynamique_bondy2002_1'.D17:'Table dynamique_bondy2002_1'.D17</svg:desc>
                </draw:g>
              </table:table-cell>
              <table:table-cell office:value-type="string">
                <text:p>petit gauche</text:p>
                <draw:g>
                  <svg:desc>'Table dynamique_bondy2002_1'.E17:'Table dynamique_bondy2002_1'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e</text:p>
                <draw:g>
                  <svg:desc>'Table dynamique_bondy2002_1'.A18:'Table dynamique_bondy2002_1'.A20</svg:desc>
                </draw:g>
              </table:table-cell>
              <table:table-cell office:value-type="float" office:value="-6.46322067594429">
                <text:p>-6.46322067594429</text:p>
                <draw:g>
                  <svg:desc>'Table dynamique_bondy2002_1'.B18:'Table dynamique_bondy2002_1'.B20</svg:desc>
                </draw:g>
              </table:table-cell>
              <table:table-cell office:value-type="float" office:value="34.0998149036814">
                <text:p>34.0998149036814</text:p>
                <draw:g>
                  <svg:desc>'Table dynamique_bondy2002_1'.C18:'Table dynamique_bondy2002_1'.C20</svg:desc>
                </draw:g>
              </table:table-cell>
              <table:table-cell office:value-type="float" office:value="-2.99986289161583">
                <text:p>-2.99986289161583</text:p>
                <draw:g>
                  <svg:desc>'Table dynamique_bondy2002_1'.D18:'Table dynamique_bondy2002_1'.D20</svg:desc>
                </draw:g>
              </table:table-cell>
              <table:table-cell office:value-type="float" office:value="-24.6367313361212">
                <text:p>-24.6367313361212</text:p>
                <draw:g>
                  <svg:desc>'Table dynamique_bondy2002_1'.E18:'Table dynamique_bondy2002_1'.E20</svg:desc>
                </draw:g>
              </table:table-cell>
            </table:table-row>
            <table:table-row>
              <table:table-cell office:value-type="string">
                <text:p>nord</text:p>
              </table:table-cell>
              <table:table-cell office:value-type="float" office:value="-110.925447316104">
                <text:p>-110.925447316104</text:p>
              </table:table-cell>
              <table:table-cell office:value-type="float" office:value="137.159457050799">
                <text:p>137.159457050799</text:p>
              </table:table-cell>
              <table:table-cell office:value-type="float" office:value="-26.2662644820731">
                <text:p>-26.2662644820731</text:p>
              </table:table-cell>
              <table:table-cell office:value-type="float" office:value="0.0322547473778059">
                <text:p>0.0322547473778059</text:p>
              </table:table-cell>
            </table:table-row>
            <table:table-row>
              <table:table-cell office:value-type="string">
                <text:p>sud</text:p>
              </table:table-cell>
              <table:table-cell office:value-type="float" office:value="117.388667992047">
                <text:p>117.388667992047</text:p>
              </table:table-cell>
              <table:table-cell office:value-type="float" office:value="-171.25927195448">
                <text:p>-171.25927195448</text:p>
              </table:table-cell>
              <table:table-cell office:value-type="float" office:value="29.2661273736889">
                <text:p>29.2661273736889</text:p>
              </table:table-cell>
              <table:table-cell office:value-type="float" office:value="24.6044765887434">
                <text:p>24.6044765887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